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ans-serif" svg:font-family="sans-serif"/>
    <style:font-face style:name="Courier New" svg:font-family="'Courier New'" style:font-family-generic="modern"/>
    <style:font-face style:name="Andale Mono" svg:font-family="'Andale Mono'" style:font-pitch="fixed"/>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09in" fo:margin-left="0.0042in" fo:margin-right="0.1799in" table:align="margins"/>
    </style:style>
    <style:style style:name="Table1.A" style:family="table-column">
      <style:table-column-properties style:column-width="2.0625in" style:rel-column-width="20765*"/>
    </style:style>
    <style:style style:name="Table1.B" style:family="table-column">
      <style:table-column-properties style:column-width="1.5938in" style:rel-column-width="16046*"/>
    </style:style>
    <style:style style:name="Table1.C" style:family="table-column">
      <style:table-column-properties style:column-width="2.8528in" style:rel-column-width="28724*"/>
    </style:style>
    <style:style style:name="Table1.A1" style:family="table-cell">
      <style:table-cell-properties fo:padding="0.0194in" fo:border-left="0.0139in solid #808080" fo:border-right="none" fo:border-top="0.0139in solid #808080" fo:border-bottom="0.0139in solid #808080"/>
    </style:style>
    <style:style style:name="Table1.C1" style:family="table-cell">
      <style:table-cell-properties fo:padding="0.0194in" fo:border="0.0139in solid #808080"/>
    </style:style>
    <style:style style:name="Table1.A2" style:family="table-cell">
      <style:table-cell-properties fo:padding="0.0194in" fo:border-left="0.0139in solid #808080" fo:border-right="none" fo:border-top="none" fo:border-bottom="0.0139in solid #808080"/>
    </style:style>
    <style:style style:name="Table1.C2" style:family="table-cell">
      <style:table-cell-properties fo:padding="0.0194in" fo:border-left="0.0139in solid #808080" fo:border-right="0.0139in solid #808080" fo:border-top="none" fo:border-bottom="0.0139in solid #808080"/>
    </style:style>
    <style:style style:name="Table1.C15" style:family="table-cell">
      <style:table-cell-properties style:vertical-align="middle" fo:padding="0.0194in" fo:border-left="0.0139in solid #808080" fo:border-right="0.0139in solid #808080" fo:border-top="none" fo:border-bottom="0.0139in solid #808080"/>
    </style:style>
    <style:style style:name="P1" style:family="paragraph" style:parent-style-name="Standard">
      <style:paragraph-properties fo:line-height="150%"/>
    </style:style>
    <style:style style:name="P2" style:family="paragraph" style:parent-style-name="Standard">
      <style:paragraph-properties fo:line-height="150%"/>
      <style:text-properties fo:font-size="12pt" fo:font-weight="normal" fo:background-color="transparent" style:font-size-asian="12pt" style:font-weight-asian="normal" style:font-size-complex="12pt" style:font-weight-complex="normal"/>
    </style:style>
    <style:style style:name="P3" style:family="paragraph" style:parent-style-name="Standard">
      <style:paragraph-properties fo:line-height="150%"/>
      <style:text-properties fo:font-size="12pt" fo:font-weight="normal" fo:background-color="transparent" style:font-size-asian="10.5pt" style:font-weight-asian="normal" style:font-size-complex="12pt" style:font-weight-complex="normal"/>
    </style:style>
    <style:style style:name="P4" style:family="paragraph" style:parent-style-name="Standard">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5" style:family="paragraph" style:parent-style-name="Standard">
      <style:paragraph-properties fo:line-height="150%"/>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6" style:family="paragraph" style:parent-style-name="Standard">
      <style:paragraph-properties fo:line-height="150%"/>
      <style:text-properties fo:font-size="12pt" fo:font-style="normal" fo:font-weight="bold" fo:background-color="transparent" style:font-size-asian="10.5pt" style:font-style-asian="normal" style:font-weight-asian="bold" style:font-size-complex="12pt" style:font-style-complex="normal" style:font-weight-complex="bold"/>
    </style:style>
    <style:style style:name="P7" style:family="paragraph" style:parent-style-name="Standard">
      <style:paragraph-properties fo:line-height="150%"/>
      <style:text-properties fo:font-size="12pt" fo:font-style="normal" fo:background-color="transparent" style:font-size-asian="10.5pt" style:font-style-asian="normal" style:font-size-complex="12pt" style:font-style-complex="normal"/>
    </style:style>
    <style:style style:name="P8" style:family="paragraph" style:parent-style-name="Standard">
      <style:paragraph-properties fo:line-height="150%"/>
      <style:text-properties fo:font-size="12pt" fo:background-color="transparent" style:font-size-asian="10.5pt" style:font-size-complex="12pt"/>
    </style:style>
    <style:style style:name="P9" style:family="paragraph" style:parent-style-name="Standard">
      <style:paragraph-properties fo:line-height="150%"/>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10" style:family="paragraph" style:parent-style-name="Standard">
      <style:paragraph-properties fo:line-height="150%"/>
      <style:text-properties fo:font-size="16pt" fo:font-style="normal" fo:font-weight="bold" fo:background-color="transparent" style:font-size-asian="14pt" style:font-style-asian="normal" style:font-weight-asian="bold" style:font-size-complex="16pt" style:font-style-complex="normal" style:font-weight-complex="bold"/>
    </style:style>
    <style:style style:name="P11" style:family="paragraph" style:parent-style-name="Standard">
      <style:paragraph-properties fo:line-height="150%"/>
      <style:text-properties fo:font-size="16pt" fo:font-style="normal" fo:font-weight="normal" fo:background-color="transparent" style:font-size-asian="14pt" style:font-style-asian="normal" style:font-weight-asian="normal" style:font-size-complex="16pt" style:font-style-complex="normal" style:font-weight-complex="normal"/>
    </style:style>
    <style:style style:name="P12" style:family="paragraph" style:parent-style-name="Standard">
      <style:paragraph-properties fo:line-height="150%"/>
      <style:text-properties fo:font-size="16pt" fo:font-weight="bold" fo:background-color="transparent" style:font-size-asian="16pt" style:font-weight-asian="bold" style:font-size-complex="16pt" style:font-weight-complex="bold"/>
    </style:style>
    <style:style style:name="P13" style:family="paragraph" style:parent-style-name="Standard">
      <style:paragraph-properties fo:line-height="150%"/>
      <style:text-properties fo:font-size="16pt" fo:font-weight="bold" fo:background-color="transparent" style:font-size-asian="14pt" style:font-weight-asian="bold" style:font-size-complex="16pt" style:font-weight-complex="bold"/>
    </style:style>
    <style:style style:name="P14" style:family="paragraph" style:parent-style-name="Standard">
      <style:paragraph-properties fo:line-height="150%"/>
      <style:text-properties fo:font-size="16pt" fo:font-weight="normal" fo:background-color="transparent" style:font-size-asian="14pt" style:font-weight-asian="normal" style:font-size-complex="16pt" style:font-weight-complex="normal"/>
    </style:style>
    <style:style style:name="P15" style:family="paragraph" style:parent-style-name="Standard">
      <style:paragraph-properties fo:line-height="150%"/>
      <style:text-properties fo:font-size="16pt" fo:background-color="transparent" style:font-size-asian="14pt" style:font-size-complex="16pt"/>
    </style:style>
    <style:style style:name="P16" style:family="paragraph" style:parent-style-name="Standard">
      <style:paragraph-properties fo:line-height="150%"/>
      <style:text-properties fo:background-color="transparent"/>
    </style:style>
    <style:style style:name="P17" style:family="paragraph" style:parent-style-name="Standard">
      <style:paragraph-properties fo:line-height="150%"/>
      <style:text-properties fo:font-size="20pt" fo:font-weight="bold" fo:background-color="transparent" style:font-size-asian="17.5pt" style:font-weight-asian="bold" style:font-size-complex="20pt" style:font-weight-complex="bold"/>
    </style:style>
    <style:style style:name="P18" style:family="paragraph" style:parent-style-name="Standard">
      <style:paragraph-properties fo:line-height="150%"/>
      <style:text-properties fo:font-size="17pt" fo:font-weight="normal" fo:background-color="transparent" style:font-size-asian="14.8500003814697pt" style:font-weight-asian="normal" style:font-size-complex="17pt" style:font-weight-complex="normal"/>
    </style:style>
    <style:style style:name="P19" style:family="paragraph" style:parent-style-name="Standard">
      <style:paragraph-properties fo:line-height="150%"/>
      <style:text-properties fo:font-size="10pt" fo:font-style="italic" fo:font-weight="normal" fo:background-color="transparent" style:font-size-asian="10pt" style:font-style-asian="italic" style:font-weight-asian="normal" style:font-size-complex="10pt" style:font-style-complex="italic" style:font-weight-complex="normal"/>
    </style:style>
    <style:style style:name="P20" style:family="paragraph" style:parent-style-name="Standard">
      <style:paragraph-properties fo:line-height="150%"/>
      <style:text-properties fo:font-size="14pt" fo:font-style="normal" fo:font-weight="bold" fo:background-color="transparent" style:font-size-asian="12.25pt" style:font-style-asian="normal" style:font-weight-asian="bold" style:font-size-complex="14pt" style:font-style-complex="normal" style:font-weight-complex="bold"/>
    </style:style>
    <style:style style:name="P21" style:family="paragraph" style:parent-style-name="Standard">
      <style:paragraph-properties fo:line-height="150%"/>
      <style:text-properties fo:font-size="18pt" fo:font-style="normal" fo:font-weight="bold" fo:background-color="transparent" style:font-size-asian="15.75pt" style:font-style-asian="normal" style:font-weight-asian="bold" style:font-size-complex="18pt" style:font-style-complex="normal" style:font-weight-complex="bold"/>
    </style:style>
    <style:style style:name="P22" style:family="paragraph" style:parent-style-name="Standard">
      <style:paragraph-properties fo:line-height="150%"/>
      <style:text-properties fo:font-size="9pt" fo:font-style="normal" fo:font-weight="bold" fo:background-color="transparent" style:font-size-asian="7.84999990463257pt" style:font-style-asian="normal" style:font-weight-asian="bold" style:font-size-complex="9pt" style:font-style-complex="normal" style:font-weight-complex="bold"/>
    </style:style>
    <style:style style:name="P23" style:family="paragraph" style:parent-style-name="Standard">
      <style:paragraph-properties fo:margin-left="0in" fo:margin-right="0in" fo:line-height="150%" fo:text-indent="0.2398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24" style:family="paragraph" style:parent-style-name="Standard">
      <style:paragraph-properties fo:margin-left="0in" fo:margin-right="0in" fo:line-height="150%" fo:text-indent="0.2398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25" style:family="paragraph" style:parent-style-name="Standard">
      <style:paragraph-properties fo:margin-left="0in" fo:margin-right="0in" fo:line-height="150%" fo:text-indent="0.2398in" style:auto-text-indent="false"/>
      <style:text-properties fo:font-style="normal"/>
    </style:style>
    <style:style style:name="P26" style:family="paragraph" style:parent-style-name="Standard">
      <style:paragraph-properties fo:margin-left="0in" fo:margin-right="0in" fo:line-height="150%" fo:text-indent="0in" style:auto-text-indent="false"/>
      <style:text-properties fo:color="#000000" style:font-name="Times New Roman" fo:font-size="12pt" fo:font-style="normal" fo:font-weight="normal" fo:background-color="transparent" style:font-size-asian="10.5pt" style:font-style-asian="normal" style:font-weight-asian="normal" style:font-size-complex="12pt" style:font-style-complex="normal" style:font-weight-complex="normal"/>
    </style:style>
    <style:style style:name="P27" style:family="paragraph" style:parent-style-name="Standard">
      <style:paragraph-properties fo:margin-left="0in" fo:margin-right="0in" fo:line-height="150%" fo:text-indent="0in" style:auto-text-indent="false"/>
      <style:text-properties fo:color="#000000" fo:font-size="12pt" fo:font-style="normal" fo:font-weight="normal" fo:background-color="transparent"/>
    </style:style>
    <style:style style:name="P28" style:family="paragraph" style:parent-style-name="Standard">
      <style:paragraph-properties fo:margin-left="0in" fo:margin-right="0in" fo:line-height="150%" fo:text-indent="0in" style:auto-text-indent="false"/>
      <style:text-properties fo:color="#000000" fo:font-size="12pt" fo:font-style="normal" fo:font-weight="normal" style:font-style-asian="normal" style:font-style-complex="normal"/>
    </style:style>
    <style:style style:name="P29" style:family="paragraph" style:parent-style-name="Standard">
      <style:paragraph-properties fo:margin-left="0in" fo:margin-right="0in" fo:line-height="150%" fo:text-indent="0in" style:auto-text-indent="false"/>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0.5pt" style:font-style-asian="normal" style:font-weight-asian="normal" style:font-size-complex="12pt" style:font-style-complex="normal" style:font-weight-complex="normal"/>
    </style:style>
    <style:style style:name="P30" style:family="paragraph" style:parent-style-name="Standard">
      <style:paragraph-properties fo:margin-left="0in" fo:margin-right="0in" fo:line-height="150%" fo:text-indent="0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31" style:family="paragraph" style:parent-style-name="Standard">
      <style:paragraph-properties fo:margin-left="0in" fo:margin-right="0in" fo:line-height="150%" fo:text-indent="0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32" style:family="paragraph" style:parent-style-name="Standard">
      <style:paragraph-properties fo:margin-left="0in" fo:margin-right="0in" fo:line-height="150%" fo:text-indent="0in" style:auto-text-indent="false"/>
      <style:text-properties fo:font-style="normal" fo:background-color="transparent"/>
    </style:style>
    <style:style style:name="P33" style:family="paragraph" style:parent-style-name="Table_20_Contents">
      <style:paragraph-properties fo:margin-left="0in" fo:margin-right="0in" fo:margin-top="0in" fo:margin-bottom="0in" fo:text-indent="0in" style:auto-text-indent="false"/>
      <style:text-properties fo:font-size="12pt" style:font-size-asian="12pt" style:font-size-complex="12pt"/>
    </style:style>
    <style:style style:name="P34" style:family="paragraph" style:parent-style-name="Table_20_Contents">
      <style:paragraph-properties fo:margin-left="0in" fo:margin-right="0in" fo:margin-top="0in" fo:margin-bottom="0in" fo:text-indent="0in" style:auto-text-indent="false"/>
      <style:text-properties fo:font-size="12pt" fo:font-weight="bold" style:font-size-asian="12pt" style:font-size-complex="12pt"/>
    </style:style>
    <style:style style:name="P35" style:family="paragraph" style:parent-style-name="Table_20_Contents">
      <style:paragraph-properties fo:margin-left="0in" fo:margin-right="0in" fo:margin-top="0in" fo:margin-bottom="0in" fo:text-align="center" style:justify-single-word="false" fo:text-indent="0in" style:auto-text-indent="false"/>
      <style:text-properties fo:font-size="12pt" fo:font-weight="bold" style:font-size-asian="12pt" style:font-size-complex="12pt"/>
    </style:style>
    <style:style style:name="P36" style:family="paragraph" style:parent-style-name="Standard">
      <style:paragraph-properties fo:margin-left="0in" fo:margin-right="0in" fo:line-height="150%" fo:text-indent="0.2291in" style:auto-text-indent="false"/>
      <style:text-properties fo:color="#000000" style:font-name="Times New Roman" fo:font-size="12pt" fo:font-style="normal" fo:font-weight="normal" fo:background-color="transparent" style:font-size-asian="10.5pt" style:font-style-asian="normal" style:font-weight-asian="normal" style:font-size-complex="12pt" style:font-style-complex="normal" style:font-weight-complex="normal"/>
    </style:style>
    <style:style style:name="P37" style:family="paragraph" style:parent-style-name="Standard">
      <style:paragraph-properties fo:margin-left="0in" fo:margin-right="0in" fo:line-height="150%" fo:text-indent="0.2291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38" style:family="paragraph" style:parent-style-name="Standard">
      <style:paragraph-properties fo:margin-left="0in" fo:margin-right="0in" fo:line-height="150%" fo:text-indent="0.2291in" style:auto-text-indent="false"/>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0.5pt" style:font-style-asian="normal" style:font-weight-asian="normal" style:font-size-complex="12pt" style:font-style-complex="normal" style:font-weight-complex="normal"/>
    </style:style>
    <style:style style:name="P39" style:family="paragraph" style:parent-style-name="Standard">
      <style:paragraph-properties fo:margin-left="0in" fo:margin-right="0in" fo:line-height="150%" fo:text-indent="0.2189in" style:auto-text-indent="false"/>
      <style:text-properties fo:color="#000000" fo:font-size="12pt" fo:font-style="normal" fo:font-weight="normal" style:font-style-asian="normal" style:font-style-complex="normal"/>
    </style:style>
    <style:style style:name="P40" style:family="paragraph" style:parent-style-name="Standard">
      <style:paragraph-properties fo:margin-left="0in" fo:margin-right="0in" fo:line-height="150%" fo:text-indent="0.2189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41" style:family="paragraph" style:parent-style-name="Standard">
      <style:paragraph-properties fo:margin-left="0in" fo:margin-right="0in" fo:line-height="150%" fo:text-indent="0.2189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42" style:family="paragraph" style:parent-style-name="Standard">
      <style:paragraph-properties fo:margin-left="0in" fo:margin-right="0in" fo:line-height="150%" fo:text-indent="0.2083in" style:auto-text-indent="false"/>
      <style:text-properties fo:color="#000000" fo:font-size="12pt" fo:font-style="normal" fo:font-weight="normal" style:font-style-asian="normal" style:font-style-complex="normal"/>
    </style:style>
    <style:style style:name="P43" style:family="paragraph" style:parent-style-name="Standard">
      <style:paragraph-properties fo:margin-left="0in" fo:margin-right="0in" fo:line-height="150%" fo:text-indent="0.2083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44" style:family="paragraph" style:parent-style-name="Standard">
      <style:paragraph-properties fo:margin-left="0in" fo:margin-right="0in" fo:line-height="150%" fo:text-indent="1.4791in" style:auto-text-indent="false">
        <style:tab-stops>
          <style:tab-stop style:position="0.25in"/>
          <style:tab-stop style:position="1.0626in"/>
          <style:tab-stop style:position="1.8752in"/>
        </style:tab-stops>
      </style:paragraph-properties>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45" style:family="paragraph" style:parent-style-name="Standard">
      <style:paragraph-properties fo:margin-left="0in" fo:margin-right="0in" fo:line-height="150%" fo:text-indent="0.25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46" style:family="paragraph" style:parent-style-name="Standard">
      <style:paragraph-properties fo:margin-left="0in" fo:margin-right="0in" fo:line-height="150%" fo:text-indent="0.25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47" style:family="paragraph" style:parent-style-name="Standard">
      <style:paragraph-properties fo:line-height="150%" fo:background-color="transparent">
        <style:background-image/>
      </style:paragraph-properties>
      <style:text-properties fo:font-size="12pt" fo:font-weight="normal" fo:background-color="transparent" style:font-size-asian="12pt" style:font-weight-asian="normal" style:font-size-complex="12pt" style:font-weight-complex="normal"/>
    </style:style>
    <style:style style:name="P48" style:family="paragraph" style:parent-style-name="Standard">
      <style:paragraph-properties fo:line-height="150%" fo:background-color="transparent">
        <style:background-image/>
      </style:paragraph-properties>
      <style:text-properties fo:font-size="16pt" fo:font-weight="bold" fo:background-color="transparent" style:font-size-asian="14pt" style:font-weight-asian="bold" style:font-size-complex="16pt" style:font-weight-complex="bold"/>
    </style:style>
    <style:style style:name="P49" style:family="paragraph" style:parent-style-name="Preformatted_20_Text">
      <style:paragraph-properties fo:line-height="150%"/>
      <style:text-properties fo:font-variant="normal" fo:text-transform="none" fo:color="#000000" style:font-name="Andale Mono" fo:font-size="9pt" fo:letter-spacing="normal" fo:font-style="normal" fo:font-weight="normal" fo:background-color="transparent" style:font-size-asian="9pt" style:font-size-complex="9pt"/>
    </style:style>
    <style:style style:name="P50" style:family="paragraph" style:parent-style-name="Preformatted_20_Text">
      <style:paragraph-properties fo:line-height="150%"/>
      <style:text-properties fo:font-variant="normal" fo:text-transform="none" fo:color="#000000" style:font-name="Andale Mono" fo:font-size="9pt" fo:letter-spacing="normal" fo:background-color="transparent" style:font-size-asian="9pt" style:font-size-complex="9pt"/>
    </style:style>
    <style:style style:name="P51" style:family="paragraph" style:parent-style-name="Preformatted_20_Text">
      <style:paragraph-properties fo:margin-top="0in" fo:margin-bottom="0.1965in" fo:line-height="150%"/>
      <style:text-properties fo:font-variant="normal" fo:text-transform="none" fo:color="#000000" style:font-name="Andale Mono" fo:font-size="9pt" fo:letter-spacing="normal" fo:font-style="normal" fo:font-weight="normal" fo:background-color="transparent" style:font-size-asian="9pt" style:font-size-complex="9pt"/>
    </style:style>
    <style:style style:name="P52" style:family="paragraph" style:parent-style-name="Standard">
      <style:paragraph-properties fo:margin-left="-0.0102in" fo:margin-right="0in" fo:line-height="150%" fo:text-indent="0in" style:auto-text-indent="false">
        <style:tab-stops/>
      </style:paragraph-properties>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53" style:family="paragraph" style:parent-style-name="Standard">
      <style:paragraph-properties fo:margin-left="0in" fo:margin-right="0in" fo:line-height="150%" fo:text-indent="0.198in" style:auto-text-indent="false"/>
      <style:text-properties fo:color="#000000" fo:font-size="12pt" fo:font-style="normal" fo:font-weight="normal" style:font-style-asian="normal" style:font-style-complex="normal"/>
    </style:style>
    <style:style style:name="P54" style:family="paragraph" style:parent-style-name="Standard">
      <style:paragraph-properties fo:margin-left="0in" fo:margin-right="0in" fo:line-height="150%" fo:text-indent="0.198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55" style:family="paragraph" style:parent-style-name="Standard" style:list-style-name="L1">
      <style:paragraph-properties fo:line-height="150%"/>
      <style:text-properties fo:font-size="12pt" fo:font-weight="normal" fo:background-color="transparent" style:font-size-asian="12pt" style:font-weight-asian="normal" style:font-size-complex="12pt" style:font-weight-complex="normal"/>
    </style:style>
    <style:style style:name="P56" style:family="paragraph" style:parent-style-name="Standard" style:list-style-name="L2">
      <style:paragraph-properties fo:line-height="150%"/>
      <style:text-properties fo:font-size="12pt" fo:font-weight="normal" fo:background-color="transparent" style:font-size-asian="12pt" style:font-weight-asian="normal" style:font-size-complex="12pt" style:font-weight-complex="normal"/>
    </style:style>
    <style:style style:name="P57" style:family="paragraph" style:parent-style-name="Standard" style:list-style-name="L4">
      <style:paragraph-properties fo:line-height="150%"/>
      <style:text-properties fo:font-size="12pt" fo:font-weight="normal" fo:background-color="transparent" style:font-size-asian="12pt" style:font-weight-asian="normal" style:font-size-complex="12pt" style:font-weight-complex="normal"/>
    </style:style>
    <style:style style:name="P58" style:family="paragraph" style:parent-style-name="Standard" style:list-style-name="L5">
      <style:paragraph-properties fo:line-height="150%"/>
      <style:text-properties fo:font-size="12pt" fo:font-weight="normal" fo:background-color="transparent" style:font-size-asian="12pt" style:font-weight-asian="normal" style:font-size-complex="12pt" style:font-weight-complex="normal"/>
    </style:style>
    <style:style style:name="P59" style:family="paragraph" style:parent-style-name="Standard" style:list-style-name="L7">
      <style:paragraph-properties fo:line-height="150%"/>
      <style:text-properties fo:font-size="12pt" fo:font-weight="normal" fo:background-color="transparent" style:font-size-asian="10.5pt" style:font-weight-asian="normal" style:font-size-complex="12pt" style:font-weight-complex="normal"/>
    </style:style>
    <style:style style:name="P60" style:family="paragraph" style:parent-style-name="Standard">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1" style:family="paragraph" style:parent-style-name="Standard" style:list-style-name="L6">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2" style:family="paragraph" style:parent-style-name="Standard" style:list-style-name="L8">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3" style:family="paragraph" style:parent-style-name="Standard" style:list-style-name="L9">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4" style:family="paragraph" style:parent-style-name="Standard" style:list-style-name="L11">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5" style:family="paragraph" style:parent-style-name="Standard" style:list-style-name="L12">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6" style:family="paragraph" style:parent-style-name="Standard" style:list-style-name="L13">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7" style:family="paragraph" style:parent-style-name="Standard" style:list-style-name="L14">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8" style:family="paragraph" style:parent-style-name="Standard" style:list-style-name="L24">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9" style:family="paragraph" style:parent-style-name="Standard">
      <style:paragraph-properties fo:line-height="150%"/>
      <style:text-properties fo:font-size="12pt" fo:font-style="normal" fo:font-weight="normal"/>
    </style:style>
    <style:style style:name="P70" style:family="paragraph" style:parent-style-name="Standard" style:list-style-name="L21">
      <style:paragraph-properties fo:line-height="150%"/>
      <style:text-properties fo:font-size="12pt" fo:font-style="normal" fo:background-color="transparent" style:font-size-asian="10.5pt" style:font-style-asian="normal" style:font-size-complex="12pt" style:font-style-complex="normal"/>
    </style:style>
    <style:style style:name="P71" style:family="paragraph" style:parent-style-name="Standard" style:list-style-name="L20">
      <style:paragraph-properties fo:line-height="150%"/>
      <style:text-properties fo:font-size="12pt" fo:background-color="transparent" style:font-size-asian="10.5pt" style:font-size-complex="12pt"/>
    </style:style>
    <style:style style:name="P72" style:family="paragraph" style:parent-style-name="Standard" style:list-style-name="L23">
      <style:paragraph-properties fo:line-height="150%"/>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73" style:family="paragraph" style:parent-style-name="Standard" style:list-style-name="L3">
      <style:paragraph-properties fo:line-height="150%"/>
      <style:text-properties fo:background-color="transparent"/>
    </style:style>
    <style:style style:name="P74" style:family="paragraph" style:parent-style-name="Standard" style:list-style-name="L10">
      <style:paragraph-properties fo:line-height="150%"/>
      <style:text-properties fo:background-color="transparent"/>
    </style:style>
    <style:style style:name="P75" style:family="paragraph" style:parent-style-name="Standard" style:list-style-name="L17">
      <style:paragraph-properties fo:line-height="150%"/>
      <style:text-properties fo:background-color="transparent"/>
    </style:style>
    <style:style style:name="P76" style:family="paragraph" style:parent-style-name="Standard" style:list-style-name="L18">
      <style:paragraph-properties fo:line-height="150%"/>
      <style:text-properties fo:background-color="transparent"/>
    </style:style>
    <style:style style:name="P77" style:family="paragraph" style:parent-style-name="Standard" style:list-style-name="L19">
      <style:paragraph-properties fo:line-height="150%"/>
      <style:text-properties fo:background-color="transparent"/>
    </style:style>
    <style:style style:name="P78" style:family="paragraph" style:parent-style-name="Standard" style:list-style-name="L22">
      <style:paragraph-properties fo:line-height="150%"/>
      <style:text-properties fo:background-color="transparent"/>
    </style:style>
    <style:style style:name="P79" style:family="paragraph" style:parent-style-name="Standard" style:list-style-name="L3">
      <style:paragraph-properties fo:line-height="150%"/>
      <style:text-properties fo:font-weight="bold" fo:background-color="transparent" style:font-weight-asian="bold" style:font-weight-complex="bold"/>
    </style:style>
    <style:style style:name="P80" style:family="paragraph" style:parent-style-name="Standard" style:list-style-name="L19">
      <style:paragraph-properties fo:line-height="150%"/>
      <style:text-properties fo:font-style="italic" fo:background-color="transparent" style:font-style-asian="italic" style:font-style-complex="italic"/>
    </style:style>
    <style:style style:name="P81" style:family="paragraph" style:parent-style-name="Standard">
      <style:paragraph-properties fo:line-height="150%"/>
    </style:style>
    <style:style style:name="P82" style:family="paragraph" style:parent-style-name="Standard" style:list-style-name="WW8Num1">
      <style:paragraph-properties fo:line-height="150%"/>
    </style:style>
    <style:style style:name="P83" style:family="paragraph" style:parent-style-name="Standard" style:list-style-name="L23">
      <style:paragraph-properties fo:line-height="150%"/>
    </style:style>
    <style:style style:name="P84" style:family="paragraph" style:parent-style-name="Standard" style:list-style-name="L26">
      <style:paragraph-properties fo:line-height="150%"/>
    </style:style>
    <style:style style:name="P85" style:family="paragraph" style:parent-style-name="Standard" style:list-style-name="L27">
      <style:paragraph-properties fo:line-height="150%"/>
    </style:style>
    <style:style style:name="P86" style:family="paragraph" style:parent-style-name="Standard">
      <style:paragraph-properties fo:line-height="150%"/>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25">
      <style:paragraph-properties fo:line-height="150%"/>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23">
      <style:paragraph-properties fo:margin-left="-0.0102in" fo:margin-right="0in" fo:line-height="150%" fo:text-indent="0in" style:auto-text-indent="false">
        <style:tab-stops/>
      </style:paragraph-properties>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89" style:family="paragraph" style:parent-style-name="Standard" style:list-style-name="L23">
      <style:paragraph-properties fo:margin-left="-0.0102in" fo:margin-right="0in" fo:line-height="150%" fo:text-indent="0.2709in" style:auto-text-indent="false">
        <style:tab-stops/>
      </style:paragraph-properties>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90" style:family="paragraph" style:parent-style-name="Text_20_body" style:list-style-name="L15">
      <style:paragraph-properties fo:margin-left="0.6146in" fo:margin-right="0in" fo:line-height="150%" fo:text-indent="-0.2602in" style:auto-text-indent="false">
        <style:tab-stops/>
      </style:paragraph-properties>
      <style:text-properties fo:background-color="transparent"/>
    </style:style>
    <style:style style:name="P91" style:family="paragraph" style:parent-style-name="Text_20_body" style:list-style-name="L16">
      <style:paragraph-properties fo:margin-top="0in" fo:margin-bottom="0in" fo:line-height="150%" fo:text-align="start" style:justify-single-word="false" fo:padding="0in" fo:border="none"/>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92" style:family="paragraph" style:parent-style-name="Text_20_body" style:list-style-name="L16">
      <style:paragraph-properties fo:margin-top="0in" fo:margin-bottom="0in" fo:line-height="150%" fo:text-align="start" style:justify-single-word="false" fo:padding="0in" fo:border="none"/>
      <style:text-properties fo:color="#000000" fo:background-color="transparent"/>
    </style:style>
    <style:style style:name="T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 style:family="text">
      <style:text-properties fo:font-size="12pt" fo:font-style="normal" fo:font-weight="normal" fo:background-color="transparent" style:font-size-asian="10.5pt" style:font-style-asian="italic" style:font-weight-asian="normal" style:font-size-complex="12pt" style:font-style-complex="italic" style:font-weight-complex="normal"/>
    </style:style>
    <style:style style:name="T3" style:family="text">
      <style:text-properties fo:font-size="12pt" fo:font-style="normal" style:font-size-asian="10.5pt" style:font-style-asian="normal" style:font-size-complex="12pt" style:font-style-complex="normal"/>
    </style:style>
    <style:style style:name="T4" style:family="text">
      <style:text-properties fo:font-size="12pt" fo:font-weight="normal" style:font-size-asian="10.5pt" style:font-style-asian="normal" style:font-weight-asian="normal" style:font-size-complex="12pt" style:font-style-complex="normal" style:font-weight-complex="normal"/>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weight="normal" fo:background-color="transparent" style:font-size-asian="12pt" style:font-weight-asian="normal" style:font-size-complex="12pt" style:font-weight-complex="normal"/>
    </style:style>
    <style:style style:name="T7" style:family="text">
      <style:text-properties fo:font-size="12pt"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style:font-size-asian="10.5pt" style:font-size-complex="12pt"/>
    </style:style>
    <style:style style:name="T10" style:family="text">
      <style:text-properties fo:font-size="12pt" fo:font-style="italic" style:font-size-asian="10.5pt" style:font-style-asian="italic" style:font-size-complex="12pt" style:font-style-complex="italic"/>
    </style:style>
    <style:style style:name="T11" style:family="text">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style>
    <style:style style:name="T15" style:family="text">
      <style:text-properties fo:font-style="italic" style:font-style-asian="italic" style:font-style-complex="italic"/>
    </style:style>
    <style:style style:name="T16" style:family="text">
      <style:text-properties fo:font-variant="normal" fo:text-transform="none" fo:color="#000000" style:text-line-through-style="none" style:font-name="Times New Roman" fo:letter-spacing="normal" fo:font-style="italic" style:text-underline-style="none" style:text-blinking="false" style:font-style-asian="italic" style:font-style-complex="italic"/>
    </style:style>
    <style:style style:name="T17"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18" style:family="text">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T19"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20" style:family="text">
      <style:text-properties fo:font-variant="normal" fo:text-transform="none" fo:color="#000000" style:font-name="Times New Roman" fo:letter-spacing="normal" style:font-size-asian="12pt" style:font-style-asian="normal" style:font-weight-asian="normal" style:font-size-complex="12pt" style:font-style-complex="normal" style:font-weight-complex="normal"/>
    </style:style>
    <style:style style:name="T21" style:family="text">
      <style:text-properties fo:font-variant="normal" fo:text-transform="none" fo:color="#000000" style:font-name="Times New Roman" fo:letter-spacing="normal" fo:font-style="italic" style:font-size-asian="12pt" style:font-style-asian="italic" style:font-weight-asian="normal" style:font-size-complex="12pt" style:font-style-complex="italic" style:font-weight-complex="normal"/>
    </style:style>
    <style:style style:name="T22" style:family="text">
      <style:text-properties fo:font-variant="normal" fo:text-transform="none" style:text-line-through-style="none" fo:letter-spacing="normal" style:text-underline-style="none" style:text-blinking="false"/>
    </style:style>
    <style:style style:name="T23" style:family="text">
      <style:text-properties fo:font-variant="normal" fo:text-transform="none" style:text-line-through-style="none" fo:letter-spacing="normal" fo:font-style="italic" style:text-underline-style="none" style:text-blinking="false" style:font-style-asian="italic" style:font-style-complex="italic"/>
    </style:style>
    <style:style style:name="T24" style:family="text">
      <style:text-properties fo:font-variant="normal" fo:text-transform="none" style:font-name="Times New Roman" fo:letter-spacing="normal" fo:font-style="italic" style:font-size-asian="12pt" style:font-style-asian="italic" style:font-weight-asian="normal" style:font-size-complex="12pt" style:font-style-complex="italic" style:font-weight-complex="normal"/>
    </style:style>
    <style:style style:name="T25" style:family="text">
      <style:text-properties fo:font-variant="normal" fo:text-transform="none" style:font-name="Times New Roman" fo:letter-spacing="normal" fo:font-style="italic" fo:background-color="transparent" style:font-size-asian="12pt" style:font-style-asian="italic" style:font-weight-asian="normal" style:font-size-complex="12pt" style:font-style-complex="italic" style:font-weight-complex="normal"/>
    </style:style>
    <style:style style:name="T26" style:family="text">
      <style:text-properties fo:font-variant="normal" fo:text-transform="none" style:font-name="Times New Roman" fo:letter-spacing="normal" style:font-size-asian="12pt" style:font-style-asian="normal" style:font-weight-asian="normal" style:font-size-complex="12pt" style:font-style-complex="normal" style:font-weight-complex="normal"/>
    </style:style>
    <style:style style:name="T27" style:family="text">
      <style:text-properties fo:font-variant="normal" fo:text-transform="none" style:font-name="Times New Roman" fo:letter-spacing="normal" fo:background-color="transparent" style:font-size-asian="12pt" style:font-weight-asian="normal" style:font-size-complex="12pt" style:font-weight-complex="normal"/>
    </style:style>
    <style:style style:name="T28" style:family="text">
      <style:text-properties fo:font-weight="normal" style:font-weight-asian="normal" style:font-weight-complex="normal"/>
    </style:style>
    <style:style style:name="T29" style:family="text">
      <style:text-properties style:font-size-asian="10.5pt" style:font-style-asian="normal" style:font-weight-asian="normal" style:font-size-complex="12pt" style:font-style-complex="normal" style:font-weight-complex="normal"/>
    </style:style>
    <style:style style:name="T30" style:family="text">
      <style:text-properties fo:font-weight="bold" style:font-weight-asian="bold" style:font-weight-complex="bold"/>
    </style:style>
    <style:style style:name="T31" style:family="text">
      <style:text-properties style:use-window-font-color="true" fo:font-weight="bold" style:font-weight-asian="bold" style:font-weight-complex="bold"/>
    </style:style>
    <style:style style:name="T32" style:family="text">
      <style:text-properties fo:color="#000000" fo:font-size="12pt" fo:font-weight="normal" fo:background-color="transparent" style:font-size-asian="12pt" style:font-weight-asian="normal" style:font-size-complex="12pt" style:font-weight-complex="normal"/>
    </style:style>
    <style:style style:name="T33" style:family="text">
      <style:text-properties fo:background-color="transparent"/>
    </style:style>
    <style:style style:name="T34" style:family="text">
      <style:text-properties fo:background-color="transparent" style:font-size-asian="10.5pt" style:font-style-asian="normal" style:font-weight-asian="normal" style:font-size-complex="12pt" style:font-style-complex="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Wstęp</text:p>
      <text:p text:style-name="P2"><text:tab/>Bezpieczeństwo aplikacji internetowych we współczesnym świecie jest bardzo ważnym elementem, <text:s/>ponieważ jest to najpopularniejsza i najszybsza możliwość zdobywania informacji i wykonywania różnych czynności jak robienie zakupów czy opłacanie rachunków. Z związku z tym jest to także potencjalny cel dla ludzi o odmiennych interesach. </text:p>
      <text:p text:style-name="P2"><text:tab/>Wiele informacji, danych wędruje przez sieć, gdzie może zostać zmieniona i odczytana, dlatego należy zabezpieczyć nie tylko aplikację, czy system operacyjny, ale również zadbać, aby dane wysyłane przez sieć miały zapewniony bezpieczny kanał po jakim będą się „poruszać”. W sieci czeka na nas wiele zagrożeń. Wsród występujących najpowszechniej znane są wirusy komputerowe, a także robaki czy konie trojańskie. Korzystając z komputera należy zachować ostrożność, odwiedzając różne strony internetowe. W Internecie jesteśmy anonimowi, co daję szczególne pole do popisu osobom posiadającym odpowiednie umiejętności. Dlatego należy zwracać uwage na to w co klikamy.</text:p>
      <text:p text:style-name="P2"><text:tab/>W związku z olbrzymią liczbą hostów jaka obecnie jest podpięta do sieci, i dużym postępem technologicznym, także jeśli chodzi o infrastrukturę sieciową możliwe stało się przesyłanie dużych porcji danych w krótkim czasie. Najszybsze obecnie są swiatłowody, ale istnieją starsze technologie jak kabel ethernetowy itp., i bardzo popularny bezprzewodowy dostęp (wifi). Mamy też dużą liczbę urządzeń sieciowych odpowiedzialnych za adresowanie i filtrowanie ruchu w sieci tj, routery, switche itp.. Skoro mamy szybką sieć, jak i duże centra obliczeniowe, więc dało to duże możliwości do wykorzystania sporej mocy obliczeniowej z dowolnego miejsca z którego mamy dostęp do Internetu.Terminem, który to obejmuje są systemy gridowe. Systemy gridowe są to rozproszone jednostki obliczeniowe, które udostępniają swoją moc obliczeniową, zasoby, pamięć masową. Z punktu marketingowego nie jest to chwytliwy termin dlatego inną nazwą jaką możemy spotkać jest chmura obliczeniowa (cloud computing). Chmury obliczeniowe możemy podzielić ze względu na usługi jakie dostawca nam oferuje. Są to :</text:p>
      <text:list xml:id="list993710022" text:style-name="L1">
        <text:list-item>
          <text:p text:style-name="P55">Infrastruktura jako usługa – dostawca zapewnia zaplecze techniczne, sprzęt, oprogramowanie, serwis. Klient ma większą swobodę w wyborze zasobów i oprogramowania.</text:p>
        </text:list-item>
        <text:list-item>
          <text:p text:style-name="P55">Platforma jako usługa – dostawca zapewnia odpowiednie narzędzia, interfejs jakim klient będzie zarządzał swoimi danymi np. w bazie danych.</text:p>
        </text:list-item>
        <text:list-item>
          <text:p text:style-name="P55">Oprogramowanie jako usługa – dostawca zapewnia konkretne funkcjonalności i gotowe aplikacje oraz jest odpowiedzialny za aktualizację i naprawe błędów.</text:p>
        </text:list-item>
      </text:list>
      <text:p text:style-name="P16"><text:span text:style-name="T5">Chmura obliczeniowa daję duże możliwości jako usługa ale jest narażona na atak bardziej niż zwykły użytkownik, bo często wykorzystywana jest do przetwarzania newralgicznych danych. W tym przypadku dowstawca kładzie szczególny nacisk na bezpieczeństwo i to na każdym jego </text:span><text:soft-page-break/><text:span text:style-name="T5">aspekcie. Zabezpieczyć należy się nie tylko od strony oprogramowania, ale także sprzętu. Pod uwagę musimy wziąć wszelkie katastrofy, które mogą doprowadzić do zniszczenia sprzętu.</text:span></text:p>
      <text:p text:style-name="P2">Do awarii może też doprowadzić czynnik ludzki : pomyłki ludzi, nieuczciwy personel, nieodpowiedzialny personel podatny na ataki socjotechniczne. Istnieje wiele niebezpieczeństw, które nieprzewidziane mogą doprowadzić do awarii.</text:p>
      <text:p text:style-name="P2"><text:tab/>Bezpieczeństwo jest dość obszernym tematem, ja w swej pracy chciałbym przyjrzeć się problemowi zabezpieczenia aplikacji webowej w chmurze obliczeniowej. Jakie zagrożenia czekają na zwykłego użytkownika korzystającego z aplikacji webowej? Jak się przed nimi uchronić? Jakie istnieją narzędzia do ochrony w sieci? <text:s/>Moja aplikacja jest napisana w języku JAVA. Do napisania aplikacji wykorzystałem następujące technologie :</text:p>
      <text:list xml:id="list1182096074" text:style-name="L2">
        <text:list-item>
          <text:p text:style-name="P56">EJB 3.1 (Enterprise Java Beans)</text:p>
        </text:list-item>
        <text:list-item>
          <text:p text:style-name="P56">JPA 2.0 (Java Persistence API)</text:p>
        </text:list-item>
        <text:list-item>
          <text:p text:style-name="P56">Hibernate 4.0.1</text:p>
        </text:list-item>
        <text:list-item>
          <text:p text:style-name="P56">CDI 1.0 (Context and Dependency Injection)</text:p>
        </text:list-item>
        <text:list-item>
          <text:p text:style-name="P56">Seam Framework 3.1.0</text:p>
        </text:list-item>
        <text:list-item>
          <text:p text:style-name="P56">JSF 2.1 (JavaServer Faces)</text:p>
        </text:list-item>
        <text:list-item>
          <text:p text:style-name="P56">Richfaces 4.3.0</text:p>
        </text:list-item>
        <text:list-item>
          <text:p text:style-name="P56">PostgreSQL 9.1.0</text:p>
        </text:list-item>
        <text:list-item>
          <text:p text:style-name="P56">Maven 3.0.4</text:p>
        </text:list-item>
        <text:list-item>
          <text:p text:style-name="P56">Git</text:p>
        </text:list-item>
      </text:list>
      <text:p text:style-name="P16"><text:span text:style-name="T5">Aplikacja działa na serwerze JBOSS 7.1.0 w trybie domain. Serwer jest uruchomiony na dwóch komputerach odpowiednio skonfigurowanych. W ramach jednego jednej jednostki działają dwie instancję serwera JBOSS. Na centralnej jednostce jest uruchomiony moduł MOD_CLUSTER, którego zadaniem jest równoważenie obciążenia. </text:span><text:span text:style-name="T5">[apache2 + mod_cluster opis jesli uda sie zrobic]</text:span></text:p>
      <text:p text:style-name="P2">Na jednej z jednostek jest zainstalowany serwer PGTOOL, który łączy dwa niezależne bazy danych postgres. Został skonfigurowany, aby zapewnić replikację danych na dwóch bazach, oraz w momencie awari jednej z baz, przełącza ruch na drugą bazę. Użytkownik nie zauważa, aby coś się stało podczas korzystania z aplikacji.</text:p>
      <text:p text:style-name="P2">Aplikacja ma zapewnić bezpieczną wymianę informacji oraz multimedialnych materiałów edukacyjnych. Do tego celu wykorzystałem standardowych dostawców bezpieczeństwa dostarczonych od firmy Sun. Praca zawiera teretyczną część oraz praktyczną bedącą dokumentacją projektu.</text:p>
      <text:p text:style-name="P2"/>
      <text:p text:style-name="P2"/>
      <text:p text:style-name="P2"><text:soft-page-break/></text:p>
      <text:p text:style-name="P17">Teoria</text:p>
      <text:p text:style-name="P13">Aspekty bezpieczeństwa</text:p>
      <text:p text:style-name="P2"><text:tab/>Pojęcie bezpieczeństwa można naprościej zdefiniować jako ochrona przed celową lub nie celową zmianą, ujawnieniem lub usunięciem. Bezpieczna aplikacja to taka, która potrafi pomimo prób włamania obronić się przed niepowołanym dostępem. Mechanizmy ochronne będą w stanie przeciwstawić się potencjalnym atakom. </text:p>
      <text:p text:style-name="P2"><text:tab/>Możemy wyróżnić następujące aspekty bezpieczeństwa :</text:p>
      <text:list xml:id="list150980545" text:style-name="L3">
        <text:list-item>
          <text:p text:style-name="P73"><text:span text:style-name="T8">poufność</text:span><text:span text:style-name="T5"> – newralgiczne dane nie mogą zostać odczytane, aż dotrą do właściwego odbiorcy. Dane, które są przesyłane przez sieć powinny zostać zaszyfrowane. W aplikacji pośrednim rozwiązaniem jest autoryzacja, jednak nie można wykluczyć też błędu ludzkiego związanego z nie przestrzeganiem zasad bezpieczeństwa np. odejście od monitora będąc zalogowanym do serwisu.</text:span></text:p>
        </text:list-item>
        <text:list-item>
          <text:p text:style-name="P73"><text:span text:style-name="T8">integralność</text:span><text:span text:style-name="T5"> – oznacza niezmienność danych przy założeniu, że osoba uprawniona nie miała dostępu w danym czasie do zasobu. Zagrożeniem w tym przypadku jest również niepowołany dostęp, błędy w transmisji <text:s/>czy oprogramowaniu. Do zapewnienia tego aspektu należy definiować reguły dostępu, stosować funckje skrótu dla haseł, poprawić niezawodność sprzętu przez stosowanie odpowiednich metod. Zaleca się stosowanie mechanizmów wykrywających błędy.</text:span></text:p>
        </text:list-item>
        <text:list-item>
          <text:p text:style-name="P73"><text:span text:style-name="T8">dostępność</text:span><text:span text:style-name="T5"> – uprzywilejowany użytkownik powinien mieć niczym nienaruszoną możliwość korzystania z danych. Ten aspekt może być niespełniony przez niepowołane osoby, błędy w transmisji lub awarie. Zaleca się wykrywanie przypadków braku dostępu do danych.</text:span></text:p>
        </text:list-item>
        <text:list-item>
          <text:p text:style-name="P79"><text:span text:style-name="T7">spójność</text:span><text:span text:style-name="T5"> – odnosi się w szczególności do baz danych. SZBD musi dbać, aby nie zaistaniały jakiekolwiek nieścisłości. Odnosi się to do zarządzania transakcjami i odtwarzeniem danych po wystąpieniu awarii.</text:span></text:p>
        </text:list-item>
      </text:list>
      <text:p text:style-name="P2">Wszystkie apekty powinny być spełnione w przypadku przechowywania, przetwarzania i przesyłania danych.</text:p>
      <text:p text:style-name="P2">Wiecej informacji można znaleźć w [4].</text:p>
      <text:p text:style-name="P2"/>
      <text:p text:style-name="P13">Zagrożenia</text:p>
      <text:p text:style-name="P2">W sieci na zwykłego użytkownika czeka wiele zagrożeń. Jakie są to zagrożenia? Z jakich stron można spodziewać się niebezpieczeństwa? </text:p>
      <text:p text:style-name="P2">Najwiekszym zagrożeniem jest człowiek. Nasze dane muszą być chronione przed niepowołanym <text:soft-page-break/>odczytem, modyfikacją i usunięciem wewnątrz aplikacji webowej, jak i w momencie przesyłania danych przez sieć.</text:p>
      <text:p text:style-name="P2"><text:tab/>Zagrożenia ludzkie od strony:</text:p>
      <text:list xml:id="list1375782027" text:style-name="L4">
        <text:list-item>
          <text:p text:style-name="P57">użytkownika – </text:p>
          <text:list>
            <text:list-item>
              <text:p text:style-name="P57">nieodpowiedzialne zarządzanie swoimi danymi, </text:p>
            </text:list-item>
            <text:list-item>
              <text:p text:style-name="P57">odchodzenie od komputera do „ważniejszych spraw” na chwile bez wylogowania,</text:p>
            </text:list-item>
            <text:list-item>
              <text:p text:style-name="P57">korzystanie z wątpliwej treści zasobów internetowych mogących zainfekować komputer,</text:p>
            </text:list-item>
            <text:list-item>
              <text:p text:style-name="P57">przypadkowe usunięcie danych lub pliku, </text:p>
            </text:list-item>
            <text:list-item>
              <text:p text:style-name="P57">używanie zbyt prostych haseł, </text:p>
            </text:list-item>
            <text:list-item>
              <text:p text:style-name="P57">ujawnienie osobom trzecim swojego hasła,</text:p>
            </text:list-item>
            <text:list-item>
              <text:p text:style-name="P57">korzystanie z jednego hasła do wielu kont,</text:p>
            </text:list-item>
          </text:list>
        </text:list-item>
        <text:list-item>
          <text:p text:style-name="P57">atakującego</text:p>
          <text:list>
            <text:list-item>
              <text:p text:style-name="P57">włamanie do systemu</text:p>
            </text:list-item>
            <text:list-item>
              <text:p text:style-name="P57">kradzież danych</text:p>
            </text:list-item>
            <text:list-item>
              <text:p text:style-name="P57">usuniecie danych</text:p>
            </text:list-item>
          </text:list>
        </text:list-item>
        <text:list-item>
          <text:p text:style-name="P57">administratora</text:p>
          <text:list>
            <text:list-item>
              <text:p text:style-name="P57">brak odpowiednich zabezpieczeń dla serwera</text:p>
            </text:list-item>
            <text:list-item>
              <text:p text:style-name="P57">brak mechanizmów ostrzegania przed próbami włamania</text:p>
            </text:list-item>
          </text:list>
        </text:list-item>
        <text:list-item>
          <text:p text:style-name="P57">programistów</text:p>
          <text:list>
            <text:list-item>
              <text:p text:style-name="P57">błędy logiczne w aplikacji</text:p>
            </text:list-item>
            <text:list-item>
              <text:p text:style-name="P57">zostawienie „otwartych drzwi” dla włamywacza</text:p>
            </text:list-item>
          </text:list>
        </text:list-item>
      </text:list>
      <text:p text:style-name="P2">Jest to lista potencjalnych zagrożen, do których mogła się przyczynić, także osoba niemająca takiego zamiaru. </text:p>
      <text:p text:style-name="P2">Natomiast atakujący do przeprowadzenia ataku może wykorzystywać poniższe metody:</text:p>
      <text:list xml:id="list1493646184" text:style-name="L5">
        <text:list-item>
          <text:p text:style-name="P58">skanowanie sieci, przechwytywanie pakietów danych, zmiana pakietów danych</text:p>
        </text:list-item>
        <text:list-item>
          <text:p text:style-name="P58">podstawienie użytkownikowi jakiegoś programu(np. koń trojański), który zostanie wykonany</text:p>
        </text:list-item>
        <text:list-item>
          <text:p text:style-name="P58">atak brute force,słownikowy mający na celu złamanie hasła</text:p>
        </text:list-item>
        <text:list-item>
          <text:p text:style-name="P58">socjotechnika – nakłonienie użytkownika do wykonania pewnych czynności</text:p>
        </text:list-item>
        <text:list-item>
          <text:p text:style-name="P58">patrzenie na ekran, ręce użytkownika</text:p>
        </text:list-item>
        <text:list-item>
          <text:p text:style-name="P58">generowanie sztucznego ruchu - atak DDoS</text:p>
        </text:list-item>
        <text:list-item>
          <text:p text:style-name="P58">kradzież sprzętu, znieszczenie fizyczne, szantaż</text:p>
        </text:list-item>
      </text:list>
      <text:p text:style-name="P2">Występują tutaj metody zdalne jak również fizyczne przed, którymi ciężko jest się zabezpieczyć w <text:soft-page-break/>100%. Należy mieć świadomość, że otwarte porty w systemie to są drzwi dla atakującego, i te które nie muszą być otwarte należy zamknąć. Porty dla protokołów http i https to 80 i 443. Tych portów nie zamyka się, więc w tym przypadku wchodzi odpowiednie zabezpieczenie ich. Istnieją jeszcze porty dla protokołów poczty czy serwera ftp, itp., które mogą stanowić cel atakującego.</text:p>
      <text:p text:style-name="P47"><text:tab/>Nie są to wszyskie zagrożenia, ale najbardziej popularne. Atakujący zanim wybierze odpowiednią metodę ataku musi znaleźć czuły punkt, jakąś lukę w zabezpieczeniach. W tym celu monitoruje ruch w sieci, odpytuje system ofiary i zbiera dane statystyczne, które pomagają mu podjąć dalsze kroki. Więcej informacji można znaleźć w [3] i [4].</text:p>
      <text:p text:style-name="P48"/>
      <text:p text:style-name="P48">Użytkownicy</text:p>
      <text:p text:style-name="P47"><text:tab/>Potwierdzenie tożsamości, kontrola dostępu to są bardzo ważne elementy nie tylko w systemie operacyjnym, ale również w dostępie do aplikacji webowej. W tym miejscu chciałbym omówić problemy i rozwiązania tych zagadnień.</text:p>
      <text:p text:style-name="P14">Autentykacja</text:p>
      <text:p text:style-name="P2"><text:tab/>Uwierzytelnienie użytkownika jest potwierdzeniem tożsamości danego klienta. Użytkownik musi przekazać unikalne dane do swojego konta w celu poprawnej weryfikacji. Najczęściej jest to login i hasło. W zależności jaką rolę pełni serwis można pozostać przy tej formie uwierzytelnienia lub zwiększyć stopień bezpieczeństwa. Od zaimplementowanego mechanizmu logowania zależy bezpieczeństwo użytkownika. Atakującemu najbardziej zależy, aby poznać dane uwierzytelnieniające. Dlatego użytkownik musi zadbać o odpowiednie przechowywania hasła, aby nikt nie miał do niego dostępu, ale to za mało, jeśli to hasło jest proste(więcej poniżej w podrozdziale Hasła). Stopień złożoności uwierzytelnienia w serwisie internetowym świadczy jak twórcy dbają o bezpieczeństwo użytkowników. Przy podstawowej formie uwierzytelnienia jaką jest login i hasło, do zapezpieczenia hasło powinno być stosowane szyfrowanie hasła. Gdy serwis jest związany z płatnościami np. banki, stosuję się bardziej rozbudowane formy uwierzytelnienia. Wiązać się to może z większą ilością danych autentykacyjnych, o których użytkownik będzie musiał pamietać. Można zastosować w tym celu pytania np. o nazwisko rodowe matki, ulubionego aktora czy piosenkarke i w razie potrzeby wyświetlać monit o podanie odpowiedzi. Innym rozwiązaniem jest też sms pod podany wcześniej numer telefonu, w którym można przesyłać wygenerowany nr lub hasło. Dany kod byłby ważny przez niedługą jednostkę czasu np.2 min. Po upłenięciu tego czasu kod ten straciłby ważność. To są zabiegi, które zwiększają bezpieczeństwo normalnego użytkownika. Im większa złożoność algorytmu logowania tym trudniej ją złamać atakującemu.</text:p>
      <text:p text:style-name="P18"/>
      <text:p text:style-name="P18"><text:soft-page-break/>Autoryzacja</text:p>
      <text:p text:style-name="P2"><text:tab/>Jest to termin, który określa kontrole dostępu. W systemie jak i aplikacji webowej nie można wszystkich przypisać do grupy zalogowanej. Dlatego musimy zdefiniować role dostępu, w zależności jaki typ użytkowników jest porządany. Przykładem grup jaki może występować to np. administrator, użytkownik, redaktor. Dla takich grup wystarczy zdefiniowac poziom zabezpieczeń określając jakie dany użytkownik może wykonywać operacje. Istnieją dwie strategie wg których sterujemy dostępem[4]. Jedna strategia mówi, że reguły są zdefiniowane w postaci zakazów czyli „to, co nie jest zabronione, jest dozwolone”, natomiast druga mówi, że reguły są zdefiniowane jako przywileje „to, co nie jest dozwolone, jest zabronione”. Definiując, i przypisując danych użytkowników do konkretnych grup, należy pamietać, aby użytkownik nie posiadał uprawnień, które nie są dla niego konieczne.</text:p>
      <text:p text:style-name="P14"/>
      <text:p text:style-name="P14">Hasła</text:p>
      <text:p text:style-name="P1"><text:span text:style-name="T6"><text:tab/>W uwierzytelnianiu użytkownika główną rolę spełniają hasła. Od użytkownika wymaga się, aby pamiętał swoje hasło i nikomu go nie zdradzał. To jest główne założenie. Użytkownik w trosce o swoje bezpieczeństwo powinien stosować hasła długie, nie będące słowami, ale losowymi znakami zawierającymi małe litery, duże litery, cyfry oraz znaki specjalne. Aplikacja także może wymusić, aby hasła były odpowiednio długie i zawierały przynajmniej jeden znak wymieniony wcześniej. Takie hasła powinny być szyfrowane jednokierunkowym skrótem wiadomości. Metoda ta zapewnia, że hasło nie będzie przesyłane tekstem jawnym i nawet w przypadku, włamania do bazy danych hasła nie będą znane. Aplikacja może również wymusić zmiane hasła. Po ustalonym czasie wyświetlając monit o zmiane hasła, co także jest dobrą praktyką. Najbezpieczniejszą metodą są jednak hasła jednorazowe. Największy problem w bezpieczeństwie stanowią właśnie zbyt proste hasła, co zostało zbadane przez</text:span><text:span text:style-name="T32"> </text:span><text:a xlink:type="simple" xlink:href="http://www.cl.cam.ac.uk/~jcb82/doc/B12-IEEESP-analyzing_70M_anonymized_passwords.pdf" office:target-frame-name="_blank" xlink:show="new"><text:span text:style-name="Strong_20_Emphasis"><text:span text:style-name="T33">Josepha Bonneau</text:span></text:span></text:a><text:span text:style-name="Strong_20_Emphasis"><text:span text:style-name="T17"> z Cambridge</text:span></text:span><text:span text:style-name="T18">. Użytkownicy często stosują krótkie hasła, łatwe do odgadnięcia. Najczęściej jest to imię bliskiej osoby, ulubiony kolor, aktor itp.</text:span></text:p>
      <text:p text:style-name="P2"/>
      <text:p text:style-name="P14">Audyt</text:p>
      <text:p text:style-name="P2"><text:tab/>W aplikacji podejściem służacym zwiększeniu bezpieczeństwa jest monitorowanie działań użytkowników. Wewnętrzny mechanizm audytu zapisuje dane w rejestrze, co później może zostać wykorzystane do poprawy zabezpieczeń. Inną metodą jest tworzenie „pozornych luk” w aplikacji, a następnie dokładne monitorowanie w celu poznania metod jakimi posługują się intruzi.</text:p>
      <text:p text:style-name="P2"/>
      <text:p text:style-name="P2"/>
      <text:p text:style-name="P2"><text:soft-page-break/></text:p>
      <text:p text:style-name="P12">Zabezpieczenie transmisji danych SSL 3.0 ( Secure Socket Layer )</text:p>
      <text:p text:style-name="P3"/>
      <text:p text:style-name="P3"><text:tab/>Technologia SSL została opracowana przez firme Netscape i jej zadaniem jest zapewnienie bezpieczeństwa komunikacja w zakresie protokołu HTTP, ale służy także do tworzenie sieci VPN(Virtual Private Network). Zanim powstał SSL, wszystkie dane były przesyłane jawnym tekstem i takie dane można bez wiekszęgo problemu odczytać zwłaszcza w sieciach lokalnych. W połączniu SSL dane są szyfrowane przed wysłaniem, a odszyfrowane przez drugą strone po odebraniu. Protokół SSL znajduję się w warstwie transportowej modelu ISO/OSI i wykorzystuje protokół TCP jako kanał do wymiany informacji. SSL w kwestiach bezpieczeństwa zapewnia nam integralność danych, poufność oraz uwierzytlenienie.</text:p>
      <text:p text:style-name="P3"/>
      <text:p text:style-name="P3"><text:tab/>Integralność – zapewnia, że dane zostaną odebrane bez żadnej modyfikacji podczas transmisji, nawet jeśli zostały przechwycone przez osoby trzecie.</text:p>
      <text:p text:style-name="P3"><text:tab/>Poufność – zastosowanie algorytmów kryptograficznych, daje pewność, że dane nie są przesyłane jawnym tekstem i osoba trzecia nie może ich odczytać.</text:p>
      <text:p text:style-name="P3"><text:tab/>Uwierzytelnienie – serwer musi się uwierzytelnić przed klientem, czyli udowodnić, że jest tym za kogo się podaję okazując swój certyfikat. Serwer może również rządać, aby klient się uwierzytelnił, ale jest rzadko spotykane. </text:p>
      <text:p text:style-name="P3"/>
      <text:p text:style-name="P3"><text:tab/>Obecnie wszystkie przeglądarki obsługują SSL 3.0, można to poznać po protokole wpisanym w pasku adresu - https, zamiast http oraz kłódeczce znajdującej się na pasku. Protokół HTTPS domyślnie działa na porcie 443, ale można to zmienić w ustawieniach serwera.</text:p>
      <text:p text:style-name="P3"/>
      <text:p text:style-name="P3">Przykładowo w JBosie włączenie uwierzytelnienia za pomocą certyfikatu wygląda następująco:</text:p>
      <text:p text:style-name="P19"><text:tab/>&lt;connector name="https" protocol="HTTP/1.1" scheme="https" socket-binding="https" secure="true"&gt; </text:p>
      <text:p text:style-name="P19"><text:s text:c="16"/>&lt;ssl password="changeit" certificate-key-file="${jboss.server.config.dir}/keystore.jks" verify-client="true" <text:tab/>ca-certificate-file="${jboss.server.config.dir}/truststore.jks" keystore-type="JKS" truststore-type="JKS"/&gt; </text:p>
      <text:p text:style-name="P19"><text:s text:c="12"/>&lt;/connector&gt;</text:p>
      <text:p text:style-name="P4"/>
      <text:p text:style-name="P4">Etap nawiazania połączenia SSL pomiedzy serwerem i klientem odbywa się w następujący sposób:</text:p>
      <text:list xml:id="list495076367" text:style-name="L6">
        <text:list-item>
          <text:p text:style-name="P61">klient wysyła do serwera numer obsługiwanej wersji SSL oraz możliwe algorytmy szyfrujące wraz z losowymi danymi</text:p>
        </text:list-item>
        <text:list-item>
          <text:p text:style-name="P61">serwer <text:tab/>wysyła to co klient do niego przysłał oraz swój certyfikat, oraz może wysłać żadanie uwierzytelnienia klienta</text:p>
        </text:list-item>
        <text:list-item>
          <text:p text:style-name="P61"><text:soft-page-break/>klient weryfikuje poprawność otrzymanych danych, w przypadku jakichś nieprawidłowości użytkownik jest o tym informowany</text:p>
        </text:list-item>
        <text:list-item>
          <text:p text:style-name="P61">klient generuje tajny ciąg znaków zwany premaster secret za pomocą klucza publicznego wbudowanego w certyfkat i wysyła do serwera</text:p>
        </text:list-item>
        <text:list-item>
          <text:p text:style-name="P61">serwer za pomocą klucza prywatnego odszyfrowuje premaster secret i generuje ciąg master secret <text:s/>na jego podstawie</text:p>
        </text:list-item>
        <text:list-item>
          <text:p text:style-name="P61">klient również generuje ciąg master secret i później obie strony generuja session key</text:p>
        </text:list-item>
        <text:list-item>
          <text:p text:style-name="P61">serwer i klient informują się o szyfrowanym połączeniu, które jest szyfrowane za pomocą algorytmu symetrycznego, który używa jako klucza session key</text:p>
        </text:list-item>
        <text:list-item>
          <text:p text:style-name="P61">sesja SSL została ustanowiona</text:p>
        </text:list-item>
      </text:list>
      <text:p text:style-name="P4">Wiecej informacji można znaleźć w [7] i [1].</text:p>
      <text:p text:style-name="P4"/>
      <text:p text:style-name="P10">Kryptografia</text:p>
      <text:p text:style-name="P10"/>
      <text:p text:style-name="P4">Jest to dziedzina wiedzy na temat zabezpieczenia informacji, która dostarcza narzędzi do zapewnienia poufności danych, integralności czy uwierzytelnienia.</text:p>
      <text:p text:style-name="P4"/>
      <text:p text:style-name="P3"><text:span text:style-name="T12">Kryptografia </text:span><text:span text:style-name="T13">asymetryczna</text:span><text:span text:style-name="T12"> – głównym założeniem jest poufność. Do szyfrowania używamy jednego klucza, natomiast odszyfrowanie jest przeprowadzane za pomocą drugiego. Kryptografia asymetryczna jest używana do transportu kluczy wykorzystywanych w kryptografi symetrycznej oraz do zapewnienia integralności danych, uwierzytelnienia i szyfrowania niewielkich danych jak PIN.</text:span></text:p>
      <text:p text:style-name="P4"/>
      <text:p text:style-name="P4">Przykładowe algorytmy:</text:p>
      <text:p text:style-name="P3"><text:span text:style-name="T13">RSA</text:span><text:span text:style-name="T12"> – opiera się na faktoryzacji, jest dość popularny, wykorzystywany często do podpisywania dokumentów cyfrowych, przypisuje każdemu użytkownikowi 2 pary kluczy : prywatny i publiczny</text:span></text:p>
      <text:p text:style-name="P4">ElGamal, <text:span text:style-name="T30">DSA</text:span>, ECC – oparte o logarytmowanie dyskretne</text:p>
      <text:p text:style-name="P4"/>
      <text:p text:style-name="P4"/>
      <text:p text:style-name="P3"><text:span text:style-name="T12">Kryptografia </text:span><text:span text:style-name="T13">symetryczna</text:span><text:span text:style-name="T12"> – jest to taki rodzaj szyfrowania w którym do szyfrowania i deszyfrowania wykorzystuje się ten sam klucz jawny</text:span></text:p>
      <text:p text:style-name="P4"/>
      <text:p text:style-name="P4">Podział algorytmów symetrycznych</text:p>
      <text:list xml:id="list443253306" text:style-name="L7">
        <text:list-item>
          <text:p text:style-name="P59"><text:span text:style-name="T12">szyfry </text:span><text:span text:style-name="T13">strumieniowe</text:span><text:span text:style-name="T12"> – wiadomość jawna jest przekształcana za pomocą klucza w </text:span><text:soft-page-break/><text:span text:style-name="T12">szyfrogram, szyfruje bit po bicie</text:span></text:p>
        </text:list-item>
        <text:list-item>
          <text:p text:style-name="P59"><text:span text:style-name="T12">szyfry </text:span><text:span text:style-name="T13">blokowe</text:span><text:span text:style-name="T12"> – przekształca słowa o ustalonej długości(bloki) w słowa o takiej samej długości przykłady szyfrów: IDEA, Blowfish, RC5, SAFER, <text:s/>AES, 3DES</text:span></text:p>
        </text:list-item>
      </text:list>
      <text:p text:style-name="P4"><text:tab/></text:p>
      <text:p text:style-name="P4">Tryby pracy szyfrów blokowych</text:p>
      <text:list xml:id="list1118098118" text:style-name="L8">
        <text:list-item>
          <text:p text:style-name="P62">ECB(Electronic Code Book) – elektroniczna książka kodowa – w związku z tym, że w tekscie jawnym są powtórzenia, nie jest on odpowiedni do szyfrowania wiadomości dłuższych niż długość bloku. Polega na szyfrowaniu po kolei wystepujących bloków danych.</text:p>
        </text:list-item>
      </text:list>
      <text:list xml:id="list1113316579" text:style-name="L9">
        <text:list-item>
          <text:p text:style-name="P63">CBC(Cipher Block Chaining) – wiązanie bloków zaszyfrowanych – szyfrowanie to ukrywa powtórzenia. Polega na XOR-owaniu danego bloku z utworzonym wcześniej kryptogramem.</text:p>
        </text:list-item>
        <text:list-item>
          <text:p text:style-name="P63">CFB(Cipher Feedback) – tryb sprzężenia zwrotnego szyfrogramu – zwracane kryptogramy są ponownie szyfrowane, co pozwala na przesyłanie zaszyfrowanych bloków danych o wadze jednego znaku. Używany do zabepieczenia komunikacji w systemach terminalowych.</text:p>
        </text:list-item>
        <text:list-item>
          <text:p text:style-name="P63">OFB(Output Feedback) – tryb sprzężenia zwrotnego wyjściowego – podobny do CFB, ale wynik szyfrowania jest XOR-wany z tekstem jawnym. Możliwe jest szybkie odszyfrowanie, przez co jest używany w bazach danych.</text:p>
        </text:list-item>
        <text:list-item>
          <text:p text:style-name="P63">Inne</text:p>
          <text:list>
            <text:list-item>
              <text:p text:style-name="P63">CTR</text:p>
            </text:list-item>
            <text:list-item>
              <text:p text:style-name="P63">BC</text:p>
            </text:list-item>
            <text:list-item>
              <text:p text:style-name="P63">PCBC</text:p>
            </text:list-item>
            <text:list-item>
              <text:p text:style-name="P63">CBCC</text:p>
            </text:list-item>
            <text:list-item>
              <text:p text:style-name="P63">OFBNLF</text:p>
            </text:list-item>
            <text:list-item>
              <text:p text:style-name="P63">PBC</text:p>
            </text:list-item>
            <text:list-item>
              <text:p text:style-name="P63">PFB</text:p>
            </text:list-item>
            <text:list-item>
              <text:p text:style-name="P63">LRW</text:p>
            </text:list-item>
          </text:list>
        </text:list-item>
      </text:list>
      <text:p text:style-name="P4">Wiecej o trybach w [1].</text:p>
      <text:p text:style-name="P4"/>
      <text:p text:style-name="P3"><text:span text:style-name="T13">Funkcje skrótu</text:span><text:span text:style-name="T12"> – inaczej nazywane funkcjami haszującymi. </text:span></text:p>
      <text:p text:style-name="P4">Posiada następujące właściwości wg [4]:</text:p>
      <text:list xml:id="list1498137883" text:style-name="L10">
        <text:list-item>
          <text:p text:style-name="P74">kompresji<text:span text:style-name="T1"> – funkcja skrótu h przekształca wejście x o dowolnej długości liczonej w bitach </text:span><text:span text:style-name="T1">na wyjście h(x) o ustalonej długości n</text:span></text:p>
        </text:list-item>
        <text:list-item>
          <text:p text:style-name="P74"><text:soft-page-break/>łatwości obliczeń <text:span text:style-name="T1">– dla danej funkcji h i wejscia x wartosc h(x) jest łatwo obliczana w czasie wielomianowym</text:span></text:p>
        </text:list-item>
        <text:list-item>
          <text:p text:style-name="P74">jednokierunkowości<text:span text:style-name="T1"> – dla prawie wszystkich wartości jest obliczeniowo trudne znalezienie argumentu dającego jako skrót tę wartość.</text:span></text:p>
        </text:list-item>
      </text:list>
      <text:p text:style-name="P4"/>
      <text:p text:style-name="P4">Ze względów funkcjonalnych możemy wyróżnić dwa rodzaje funkcji skrótu</text:p>
      <text:list xml:id="list1470415457" text:style-name="L11">
        <text:list-item>
          <text:p text:style-name="P64">MDC – bez klucza np. MD5, SHA-1, RIPEMD-160, MASH</text:p>
        </text:list-item>
        <text:list-item>
          <text:p text:style-name="P64">MAC – z kluczem np. HMAC</text:p>
        </text:list-item>
      </text:list>
      <text:p text:style-name="P4"/>
      <text:p text:style-name="P4"/>
      <text:p text:style-name="P4">Wiecej informacji zwiazanych z kryptografią i implementacją różnych algorytmów można znaleźć w [1],[3] i [4].</text:p>
      <text:p text:style-name="P4"/>
      <text:p text:style-name="P4"/>
      <text:p text:style-name="P10">Podpisy cyfrowe </text:p>
      <text:p text:style-name="P5"/>
      <text:p text:style-name="P5"><text:tab/>Podpisy cyfrowe są ważnym elementem bezpieczeństwa uczestniczącym w uwierzytelnieniu danego użytkownika jako właściciela dokumentu. Podpis cyfrowy powstał, aby poświadczyć, że Kowalski, który podpisał dany dokument, jest naprawdę tym samym Kowalskim i dokument od momentu podpisania znajduje się w niezmienionej formie. Z założenia podpis cyfrowego nie można podrobić, nie można wyprzeć się go, nie można go przenieść na inny dokument. </text:p>
      <text:p text:style-name="P5"/>
      <text:p text:style-name="P5">Podpis cyfrowy to nic innego jak pewny ciąg bajtów dołączony to oryginalnej wiadomości. Jak jest tworzony podpis cyfrowy?</text:p>
      <text:p text:style-name="P5"><text:tab/>Podpis cyfrowy można utworzyć bez użycia funkcji skrótu, ale jest to niezalecane, ponieważ do oryginalnej wiadomości należałoby dołączyć dany podpis, co w przypadku dokumentu z większą wagą podwoi jego wagę. Znacznie lepszym rozwiązaniem jest użycie funkcji skrótu. <text:tab/>Wystarczy wziąć fragment danych, wygenerować funkcje skrótu i podpisać przy pomocy klucza prywatnego. Osoba do której zostanie przesłany dokument podpisany cyfrowo musi zweryfikować podpis cyfrowy poprzez utworzenie skrótu wiadomości dla danych i zweryfikowanie go za pomocą klucza publicznego. W dokumencie, który należy odszyfrować na początku znajduje się informacja o użytej funkcji skrótu oraz o podpisie, aby można było odczytać wiadomość.</text:p>
      <text:p text:style-name="P5"/>
      <text:p text:style-name="P5"/>
      <text:p text:style-name="P10"><text:soft-page-break/>Certyfikaty</text:p>
      <text:p text:style-name="P4">Certyfikaty powstały w celu potwierdzenia tożsamości osoby. Certyfikat daje gwarancje, że zawarty w nim klucz publiczny należy do określonej jednostki, potwierdza to biuro certyfikacji.</text:p>
      <text:p text:style-name="P4"/>
      <text:p text:style-name="P4">Aby certyfikaty mogły sprawnie funkcjonować potrzebna jest sprawna infrastruktura nazwana PKI</text:p>
      <text:p text:style-name="P4">Składa się ona z:</text:p>
      <text:list xml:id="list707682184" text:style-name="L12">
        <text:list-item>
          <text:p text:style-name="P65">Urzędy certyfikacji (ang. CA, Certification Authority) odpowiedzialne za potwierdzenie tożsamości</text:p>
        </text:list-item>
        <text:list-item>
          <text:p text:style-name="P65">Urzędy rejestracji (ang. RA, Registration Authority) odpowiedzialne za weryfikację i rejestracje użytkownika</text:p>
        </text:list-item>
        <text:list-item>
          <text:p text:style-name="P65">Repozytoria kluczy, certyfikatów oraz list unieważnionych certyfikatów(ang. CRL, Certifikate Revocation List)</text:p>
        </text:list-item>
        <text:list-item>
          <text:p text:style-name="P65">oprogramowanie oraz sprzęt do posługiwania się certyfikatami</text:p>
        </text:list-item>
        <text:list-item>
          <text:p text:style-name="P65">użytkownicy dla których wydawane są certyfikaty</text:p>
        </text:list-item>
      </text:list>
      <text:p text:style-name="P4"/>
      <text:p text:style-name="P4">Zadania związane z zarządzaniem strukturą PKI:</text:p>
      <text:list xml:id="list2169343634" text:style-name="L13">
        <text:list-item>
          <text:p text:style-name="P66">rejestracja użytkowników</text:p>
        </text:list-item>
        <text:list-item>
          <text:p text:style-name="P66">wydawanie certyfikatów</text:p>
        </text:list-item>
        <text:list-item>
          <text:p text:style-name="P66">generowanie par kluczy</text:p>
        </text:list-item>
        <text:list-item>
          <text:p text:style-name="P66">wzajemna certyfikacja</text:p>
        </text:list-item>
        <text:list-item>
          <text:p text:style-name="P66">odnawianie certyfikatów</text:p>
        </text:list-item>
        <text:list-item>
          <text:p text:style-name="P66">unieważnianie certyfikatów</text:p>
        </text:list-item>
        <text:list-item>
          <text:p text:style-name="P66">odzyskiwanie klucza</text:p>
        </text:list-item>
      </text:list>
      <text:p text:style-name="P4"/>
      <text:p text:style-name="P4">Certyfikaty podlegają standaryzacji, dlatego możemy wyróżnić takie standardy jak:</text:p>
      <text:list xml:id="list470911006" text:style-name="L14">
        <text:list-item>
          <text:p text:style-name="P67">X.509</text:p>
        </text:list-item>
        <text:list-item>
          <text:p text:style-name="P67">PKCS(ang. Public Key Cryptography Standards)</text:p>
        </text:list-item>
      </text:list>
      <text:p text:style-name="P4"/>
      <text:p text:style-name="P4">Standard X.509 jest najbardziej popularny. Standard definiuje następujące pola dla certyfikatu:</text:p>
      <text:list xml:id="list1122532439" text:style-name="L15">
        <text:list-item>
          <text:p text:style-name="P90">numer wersji standardu X.509</text:p>
        </text:list-item>
      </text:list>
      <text:list xml:id="list702851017" text:style-name="L16">
        <text:list-item>
          <text:p text:style-name="P91">numer wystawionego certyfikatu</text:p>
        </text:list-item>
        <text:list-item>
          <text:p text:style-name="P91">identyfikator algorytmu podpisu certyfikatu</text:p>
        </text:list-item>
        <text:list-item>
          <text:p text:style-name="P91">nazwa funkcji skrótu kryptograficznego użyta przez wystawcę</text:p>
        </text:list-item>
        <text:list-item>
          <text:p text:style-name="P91"><text:soft-page-break/>nazwa wystawcy certyfikatu</text:p>
        </text:list-item>
        <text:list-item>
          <text:p text:style-name="P91">daty ważności certyfikatu</text:p>
        </text:list-item>
        <text:list-item>
          <text:p text:style-name="P92">nazwa podmiotu dla którego wystawiany jest certyfikat</text:p>
        </text:list-item>
        <text:list-item>
          <text:p text:style-name="P91">parametry klucza publicznego podmiotu</text:p>
        </text:list-item>
        <text:list-item>
          <text:p text:style-name="P91">klucz publiczny podmiotu</text:p>
        </text:list-item>
        <text:list-item>
          <text:p text:style-name="P91">opcjonalne rozszerzenia</text:p>
        </text:list-item>
        <text:list-item>
          <text:p text:style-name="P91">podpis wystawcy certyfikatu</text:p>
        </text:list-item>
      </text:list>
      <text:p text:style-name="P4"/>
      <text:p text:style-name="P20">Biuro certyfikacji</text:p>
      <text:p text:style-name="P4"><text:tab/>Biuro certyfikacji jest to jednostka, która powstała, aby możliwe było potwierdzenie, że dany klucz publiczny naprawdę należy do Kowalskiego. Biura posiadają własne mechanizmy potwierdzenia tożsamości. Jednak należy sprawdzić dokładnie jak dane biuro potwierdza tożsamość, bo są biura, które surowiej oceniają i szczegółowo sprawdzają tożsamość.</text:p>
      <text:p text:style-name="P4"/>
      <text:p text:style-name="P10">Bezpieczeństwo w Javie</text:p>
      <text:p text:style-name="P11">Język JAVA</text:p>
      <text:p text:style-name="P4"><text:tab/>Java jest to język niezależny od platformy, który do działania potrzebuje Maszyny Wirtualnej Javy(JVM). Kod w Javie jest kompilowany do bytekodu czyli assemblera JVM, i następnie analizowany przez JVM. Java jest językiem zorientowanym obiektowo, co pozwala na tworzenie łatwo rozszerzalnych systemów, aplikacji. Zgodne z założeniami jest to język prosty, wydajny, niezależny platformowo, a przedewszystkim bezpieczny. Na bezpieczeństwo języka składa się między innymi: </text:p>
      <text:list xml:id="list50078368" text:style-name="L17">
        <text:list-item>
          <text:p text:style-name="P75">obiektowość</text:p>
        </text:list-item>
        <text:list-item>
          <text:p text:style-name="P75">specyfikatory dostępu</text:p>
        </text:list-item>
        <text:list-item>
          <text:p text:style-name="P75">odśmiecacz pamięci</text:p>
        </text:list-item>
        <text:list-item>
          <text:p text:style-name="P75">bezpieczeństwo typów</text:p>
        </text:list-item>
        <text:list-item>
          <text:p text:style-name="P75">obsługa wyjątków</text:p>
        </text:list-item>
        <text:list-item>
          <text:p text:style-name="P75">brak przeciążania operatów(wyjątek + i += w String)</text:p>
        </text:list-item>
        <text:list-item>
          <text:p text:style-name="P75">brak wielokrotnego dziedziczenia</text:p>
        </text:list-item>
        <text:list-item>
          <text:p text:style-name="P75">brak wskaźników</text:p>
        </text:list-item>
        <text:list-item>
          <text:p text:style-name="P75">kontrolowanie zakresu tablic</text:p>
        </text:list-item>
      </text:list>
      <text:p text:style-name="P16"><text:tab/>Dzięki prostocie oraz możliwości budowania skomplikowanych aplikacji łatwo rozszerzalnych Java jest tej chwili jednym z najpopularniejszych języków programowania.</text:p>
      <text:p text:style-name="P15"><text:soft-page-break/>Bezpieczeństwo JAVA EE</text:p>
      <text:p text:style-name="P16"><text:tab/>W budowie aplikacji www należy wyróżnić warstwę webową oraz biznesową. One z kolei składają się z komponentów. Komponenty są wdrażane do kontenerów, które są odpowiedzialne za zapewnienia bezpieczeństwa. Komponenty są ze sobą połączone, zapewniając komunikację. Umożliwia to budowanie wielowarstwowych aplikacji biznesowych.</text:p>
      <text:p text:style-name="P16">Bezpieczeństwo w ramach kontenera można zapewnić deklaratywnie lub programowo.</text:p>
      <text:p text:style-name="P16"><text:tab/>Zabezpieczenie deklaratywne – do zapewnienia bezpieczeństwa wykorzystuję się deskryptory wdrożenia(pliki xml) lub adnotacje(metadane). W czasie wdrażania adnotacje mogą zostać nadpisane przez deskryptory wdrożenia lub dodane do nich. Deskryptory wdrożenia służą do przedstawienia struktury bezpieczeństwa aplikacji zawierając informację o rolach bezpieczeństwa, autoryzacji i autentykacji.</text:p>
      <text:p text:style-name="P16"><text:tab/>Zabezpieczenie programowe – wykorzystywane, gdy zabezpieczenie deklaratywne nie jest wystarczające do zapewnienia wymaganego modelu bezpieczeństwa. </text:p>
      <text:p text:style-name="P16"/>
      <text:p text:style-name="P16">Warto zapoznać się z mechanizmami zabezpieczeń zastosowanymi w Java SE. Można z nich korzystać indywidualnie lub z innymi rozwiązaniami. Są to:</text:p>
      <text:list xml:id="list1561689989" text:style-name="L18">
        <text:list-item>
          <text:p text:style-name="P76">JAAS(Java Authentication and Authorization Service) – dostarczone API umożliwia przedprowadzenie uwierzytelnienia i autoryzacji. JAAS w JavaEE jest podstawowym mechanizmem bezpieczeństwa, który można rozszerzać.</text:p>
        </text:list-item>
        <text:list-item>
          <text:p text:style-name="P76">Java GSS-API(Java Generic Security Services) – dane API wykorzystywane jest do bezpiecznej wymiany wiadomości pomiędzy uruchomionymi aplikacjami. Do tego celu wykorzystuje tokeny. Przykładem oferowanego mechanizmu jest Kerberos.</text:p>
        </text:list-item>
        <text:list-item>
          <text:p text:style-name="P76">JCE(Java Cryptography Extension) – dostarcza framework implementujący zarządzanie kluczami, a także implementuje różne algorytmy szyfrowania (symetryczne, asymetryczne, uwierzytelniania kodu wiadomości)</text:p>
        </text:list-item>
        <text:list-item>
          <text:p text:style-name="P76">JSSE(Java Secure Socket Extension) – umożliwia wykorzystanie szyfrowanej transmiji poprzez dostarczenie implementacji SSL i TLS dla Javy. Dodatkowo umożliwia szyfrowanie danych, uwierzytelnienie serwera i/lub klienta oraz zweryfikowanie spójności danych.</text:p>
        </text:list-item>
        <text:list-item>
          <text:p text:style-name="P76">SASL(Simple Authentication and Secutity Layer) – jest to standard sieci internet – RFC 2222 do określania protokołów uwierzytelnienia i/lub ustanawiania warstwy zabezpieczeń. Framework ten definiuje algorytm wymiany danych autentykacyjnych, ale nie specyfikuje jej zawartości.</text:p>
        </text:list-item>
      </text:list>
      <text:p text:style-name="P16">Dodane pakiety znacznie mogą uławić pracę, jeśli z nich odpowiednio skorzystamy.</text:p>
      <text:p text:style-name="P16"/>
      <text:p text:style-name="P16"><text:soft-page-break/>Tabela przedstawiające wszystkie pakiety do zabezpieczania pochodzące z [11]</text:p>
      <table:table table:name="Table1" table:style-name="Table1">
        <table:table-column table:style-name="Table1.A"/>
        <table:table-column table:style-name="Table1.B"/>
        <table:table-column table:style-name="Table1.C"/>
        <table:table-row>
          <table:table-cell table:style-name="Table1.A1" office:value-type="string">
            <text:p text:style-name="P35">Pakiet</text:p>
          </table:table-cell>
          <table:table-cell table:style-name="Table1.A1" office:value-type="string">
            <text:p text:style-name="P34">Klasa / Nazwa interfejsu</text:p>
          </table:table-cell>
          <table:table-cell table:style-name="Table1.C1" office:value-type="string">
            <text:p text:style-name="P35">Używanie</text:p>
          </table:table-cell>
        </table:table-row>
        <table:table-row>
          <table:table-cell table:style-name="Table1.A2" table:number-rows-spanned="3" office:value-type="string">
            <text:p text:style-name="P33">com.sun.security.auth.module</text:p>
          </table:table-cell>
          <table:table-cell table:style-name="Table1.A2" office:value-type="string">
            <text:p text:style-name="P33">JndiLoginModule</text:p>
          </table:table-cell>
          <table:table-cell table:style-name="Table1.C2" office:value-type="string">
            <text:p text:style-name="P33">Wykonuje login / hasło uwierzytelniania przy użyciu bazy danych LDAP lub NIS</text:p>
          </table:table-cell>
        </table:table-row>
        <table:table-row>
          <table:covered-table-cell/>
          <table:table-cell table:style-name="Table1.A2" office:value-type="string">
            <text:p text:style-name="P33">KeyStoreLoginModule</text:p>
          </table:table-cell>
          <table:table-cell table:style-name="Table1.C2" office:value-type="string">
            <text:p text:style-name="P33">Wykonuje uwierzytelnianie oparte na aliasach umieszczonych w magazynie kluczy</text:p>
          </table:table-cell>
        </table:table-row>
        <table:table-row>
          <table:covered-table-cell/>
          <table:table-cell table:style-name="Table1.A2" office:value-type="string">
            <text:p text:style-name="P33">Krb5LoginModule</text:p>
          </table:table-cell>
          <table:table-cell table:style-name="Table1.C2" office:value-type="string">
            <text:p text:style-name="P33">Wykonuje uwierzytelnianie za pomocą protokołu Kerberos</text:p>
          </table:table-cell>
        </table:table-row>
        <table:table-row>
          <table:table-cell table:style-name="Table1.A2" table:number-rows-spanned="3" office:value-type="string">
            <text:p text:style-name="P33">java.lang</text:p>
          </table:table-cell>
          <table:table-cell table:style-name="Table1.A2" office:value-type="string">
            <text:p text:style-name="P33">SecurityException</text:p>
          </table:table-cell>
          <table:table-cell table:style-name="Table1.C2" office:value-type="string">
            <text:p text:style-name="P33">Wskazuje naruszenie bezpieczeństwa</text:p>
          </table:table-cell>
        </table:table-row>
        <table:table-row>
          <table:covered-table-cell/>
          <table:table-cell table:style-name="Table1.A2" office:value-type="string">
            <text:p text:style-name="P33">SecurityManager</text:p>
          </table:table-cell>
          <table:table-cell table:style-name="Table1.C2" office:value-type="string">
            <text:p text:style-name="P33">Pośredniczy wszystkie decyzje kontroli dostępu</text:p>
          </table:table-cell>
        </table:table-row>
        <table:table-row>
          <table:covered-table-cell/>
          <table:table-cell table:style-name="Table1.A2" office:value-type="string">
            <text:p text:style-name="P33">System</text:p>
          </table:table-cell>
          <table:table-cell table:style-name="Table1.C2" office:value-type="string">
            <text:p text:style-name="P33">Instaluje securityManager</text:p>
          </table:table-cell>
        </table:table-row>
        <table:table-row>
          <table:table-cell table:style-name="Table1.A2" table:number-rows-spanned="9" office:value-type="string">
            <text:p text:style-name="P33">java.security</text:p>
          </table:table-cell>
          <table:table-cell table:style-name="Table1.A2" office:value-type="string">
            <text:p text:style-name="P33">AccessController</text:p>
          </table:table-cell>
          <table:table-cell table:style-name="Table1.C2" office:value-type="string">
            <text:p text:style-name="P33">Wywoływany przez domyślną implementację securityManager do podejmowania decyzji odnośnie kontroli dostępu</text:p>
          </table:table-cell>
        </table:table-row>
        <table:table-row>
          <table:covered-table-cell/>
          <table:table-cell table:style-name="Table1.A2" office:value-type="string">
            <text:p text:style-name="P33">Key</text:p>
          </table:table-cell>
          <table:table-cell table:style-name="Table1.C2" office:value-type="string">
            <text:p text:style-name="P33">Reprezentuje klucz kryptograficzny</text:p>
          </table:table-cell>
        </table:table-row>
        <table:table-row>
          <table:covered-table-cell/>
          <table:table-cell table:style-name="Table1.A2" office:value-type="string">
            <text:p text:style-name="P33">KeyStore</text:p>
          </table:table-cell>
          <table:table-cell table:style-name="Table1.C2" office:value-type="string">
            <text:p text:style-name="P33">Reprezentuje repozytorium kluczy i certyfikatów zaufanych</text:p>
          </table:table-cell>
        </table:table-row>
        <table:table-row>
          <table:covered-table-cell/>
          <table:table-cell table:style-name="Table1.A2" office:value-type="string">
            <text:p text:style-name="P33">MessageDigest</text:p>
          </table:table-cell>
          <table:table-cell table:style-name="Table1.C2" office:value-type="string">
            <text:p text:style-name="P33">Reprezentuje skrót wiadomości</text:p>
          </table:table-cell>
        </table:table-row>
        <table:table-row>
          <table:covered-table-cell/>
          <table:table-cell table:style-name="Table1.A2" office:value-type="string">
            <text:p text:style-name="P33">Permission</text:p>
          </table:table-cell>
          <table:table-cell table:style-name="Table1.C2" office:value-type="string">
            <text:p text:style-name="P33">Reprezentuje dostęp do danego zasobu</text:p>
          </table:table-cell>
        </table:table-row>
        <table:table-row>
          <table:covered-table-cell/>
          <table:table-cell table:style-name="Table1.A2" office:value-type="string">
            <text:p text:style-name="P33">Policy</text:p>
          </table:table-cell>
          <table:table-cell table:style-name="Table1.C2" office:value-type="string">
            <text:p text:style-name="P33">Dostarcza politykę bezpieczeństwa</text:p>
          </table:table-cell>
        </table:table-row>
        <table:table-row>
          <table:covered-table-cell/>
          <table:table-cell table:style-name="Table1.A2" office:value-type="string">
            <text:p text:style-name="P33">Provider</text:p>
          </table:table-cell>
          <table:table-cell table:style-name="Table1.C2" office:value-type="string">
            <text:p text:style-name="P33">Dostarcza implementacje Security Service</text:p>
          </table:table-cell>
        </table:table-row>
        <table:table-row>
          <table:covered-table-cell/>
          <table:table-cell table:style-name="Table1.A2" office:value-type="string">
            <text:p text:style-name="P33">Security</text:p>
          </table:table-cell>
          <table:table-cell table:style-name="Table1.C15" office:value-type="string">
            <text:p text:style-name="P33">Zarządza dostawcami bezpieczeństwa i właściwościami zabezpieczeń</text:p>
          </table:table-cell>
        </table:table-row>
        <table:table-row>
          <table:covered-table-cell/>
          <table:table-cell table:style-name="Table1.A2" office:value-type="string">
            <text:p text:style-name="P33">Signature</text:p>
          </table:table-cell>
          <table:table-cell table:style-name="Table1.C15" office:value-type="string">
            <text:p text:style-name="P33">Tworzy i sprawdza podpisy cyfrowe</text:p>
          </table:table-cell>
        </table:table-row>
        <table:table-row>
          <table:table-cell table:style-name="Table1.A2" table:number-rows-spanned="2" office:value-type="string">
            <text:p text:style-name="P33">java.security.cert</text:p>
          </table:table-cell>
          <table:table-cell table:style-name="Table1.A2" office:value-type="string">
            <text:p text:style-name="P33">Certificate</text:p>
          </table:table-cell>
          <table:table-cell table:style-name="Table1.C2" office:value-type="string">
            <text:p text:style-name="P33">Reprezentuje certyfikat klucza publicznego</text:p>
          </table:table-cell>
        </table:table-row>
        <table:table-row>
          <table:covered-table-cell/>
          <table:table-cell table:style-name="Table1.A2" office:value-type="string">
            <text:p text:style-name="P33">CertStore</text:p>
          </table:table-cell>
          <table:table-cell table:style-name="Table1.C2" office:value-type="string">
            <text:p text:style-name="P33">Reprezentuje repozytorium certyfikatów niepowiązanych i zwykle niezaufanych</text:p>
          </table:table-cell>
        </table:table-row>
        <table:table-row>
          <table:table-cell table:style-name="Table1.A2" table:number-rows-spanned="2" office:value-type="string">
            <text:p text:style-name="P33">javax.crypto</text:p>
          </table:table-cell>
          <table:table-cell table:style-name="Table1.A2" office:value-type="string">
            <text:p text:style-name="P33">Cipher</text:p>
          </table:table-cell>
          <table:table-cell table:style-name="Table1.C2" office:value-type="string">
            <text:p text:style-name="P33">Wykonuje szyfrowanie i deszyfrowanie</text:p>
          </table:table-cell>
        </table:table-row>
        <table:table-row>
          <table:covered-table-cell/>
          <table:table-cell table:style-name="Table1.A2" office:value-type="string">
            <text:p text:style-name="P33">KeyAgreement</text:p>
          </table:table-cell>
          <table:table-cell table:style-name="Table1.C2" office:value-type="string">
            <text:p text:style-name="P33">Wykonuje wymiane kluczy</text:p>
          </table:table-cell>
        </table:table-row>
        <table:table-row>
          <table:table-cell table:style-name="Table1.A2" table:number-rows-spanned="4" office:value-type="string">
            <text:p text:style-name="P33">javax.net.ssl</text:p>
          </table:table-cell>
          <table:table-cell table:style-name="Table1.A2" office:value-type="string">
            <text:p text:style-name="P33">KeyManager</text:p>
          </table:table-cell>
          <table:table-cell table:style-name="Table1.C2" office:value-type="string">
            <text:p text:style-name="P33">Zarządza kluczami wykorzystywanymi do wykonywania uwierzytelnienia <text:s text:c="3"/>SSL / TLS</text:p>
          </table:table-cell>
        </table:table-row>
        <table:table-row>
          <table:covered-table-cell/>
          <table:table-cell table:style-name="Table1.A2" office:value-type="string">
            <text:p text:style-name="P33">SSLEngine</text:p>
          </table:table-cell>
          <table:table-cell table:style-name="Table1.C2" office:value-type="string">
            <text:p text:style-name="P33">Tworzy / niszczy pakiety SSL / TLS, umorzliwiając aplikacji swobodnie wybrać mechanizm transportu</text:p>
          </table:table-cell>
        </table:table-row>
        <table:table-row>
          <table:covered-table-cell/>
          <table:table-cell table:style-name="Table1.A2" office:value-type="string">
            <text:p text:style-name="P33">SSLSocket</text:p>
          </table:table-cell>
          <table:table-cell table:style-name="Table1.C2" office:value-type="string">
            <text:p text:style-name="P33">Reprezentuje gniazdo sieciowe, obejmujące transmisje SSL / TLS wspieraną na szczycie normalnego gniazda strumieniowego</text:p>
          </table:table-cell>
        </table:table-row>
        <table:table-row>
          <table:covered-table-cell/>
          <table:table-cell table:style-name="Table1.A2" office:value-type="string">
            <text:p text:style-name="P33">TrustManager</text:p>
          </table:table-cell>
          <table:table-cell table:style-name="Table1.C2" office:value-type="string">
            <text:p text:style-name="P33">Podejmuje decyzje o tym, komu można zaufać w interakcji SSL / TLS (na przykład, na podstawie zaufanych certyfikatów w magazynach kluczy)</text:p>
          </table:table-cell>
        </table:table-row>
        <table:table-row>
          <table:table-cell table:style-name="Table1.A2" office:value-type="string">
            <text:p text:style-name="P33">javax.security.auth</text:p>
          </table:table-cell>
          <table:table-cell table:style-name="Table1.A2" office:value-type="string">
            <text:p text:style-name="P33">Subject</text:p>
          </table:table-cell>
          <table:table-cell table:style-name="Table1.C2" office:value-type="string">
            <text:p text:style-name="P33">Reprezentuje użytkownika</text:p>
          </table:table-cell>
        </table:table-row>
        <table:table-row>
          <table:table-cell table:style-name="Table1.A2" table:number-rows-spanned="2" office:value-type="string">
            <text:p text:style-name="P33">javax.security.auth.kerberos</text:p>
          </table:table-cell>
          <table:table-cell table:style-name="Table1.A2" office:value-type="string">
            <text:p text:style-name="P33">KerberosPrincipal</text:p>
          </table:table-cell>
          <table:table-cell table:style-name="Table1.C2" office:value-type="string">
            <text:p text:style-name="P33">Reprezentuje unikalną tożsamość Kerberos</text:p>
          </table:table-cell>
        </table:table-row>
        <table:table-row>
          <table:covered-table-cell/>
          <table:table-cell table:style-name="Table1.A2" office:value-type="string">
            <text:p text:style-name="P33">KerberosTicket</text:p>
          </table:table-cell>
          <table:table-cell table:style-name="Table1.C2" office:value-type="string">
            <text:p text:style-name="P33">Reprezentuje bilet Kerberos</text:p>
          </table:table-cell>
        </table:table-row>
        <table:table-row>
          <table:table-cell table:style-name="Table1.A2" office:value-type="string">
            <text:p text:style-name="P33">javax.security.auth.login</text:p>
          </table:table-cell>
          <table:table-cell table:style-name="Table1.A2" office:value-type="string">
            <text:p text:style-name="P33">LoginContext</text:p>
          </table:table-cell>
          <table:table-cell table:style-name="Table1.C2" office:value-type="string">
            <text:p text:style-name="P33">Obsługuje uwierzytelniania za pomocą wtyczki</text:p>
          </table:table-cell>
        </table:table-row>
        <table:table-row>
          <table:table-cell table:style-name="Table1.A2" office:value-type="string">
            <text:p text:style-name="P33">javax.security.auth.spi</text:p>
          </table:table-cell>
          <table:table-cell table:style-name="Table1.A2" office:value-type="string">
            <text:p text:style-name="P33">LoginModule</text:p>
          </table:table-cell>
          <table:table-cell table:style-name="Table1.C2" office:value-type="string">
            <text:p text:style-name="P33">Realizuje konkretny mechanizm uwierzytelniania</text:p>
          </table:table-cell>
        </table:table-row>
        <table:table-row>
          <table:table-cell table:style-name="Table1.A2" table:number-rows-spanned="3" office:value-type="string">
            <text:p text:style-name="P33">javax.security.sasl</text:p>
          </table:table-cell>
          <table:table-cell table:style-name="Table1.A2" office:value-type="string">
            <text:p text:style-name="P33">SASL</text:p>
          </table:table-cell>
          <table:table-cell table:style-name="Table1.C2" office:value-type="string">
            <text:p text:style-name="P33">Tworzy obiekty SaslClient i SaslServer</text:p>
          </table:table-cell>
        </table:table-row>
        <table:table-row>
          <table:covered-table-cell/>
          <table:table-cell table:style-name="Table1.A2" office:value-type="string">
            <text:p text:style-name="P33">SaslClient</text:p>
          </table:table-cell>
          <table:table-cell table:style-name="Table1.C2" office:value-type="string">
            <text:p text:style-name="P33">Wykonuje uwierzytelnianie SASL jako klient</text:p>
          </table:table-cell>
        </table:table-row>
        <table:table-row>
          <table:covered-table-cell/>
          <table:table-cell table:style-name="Table1.A2" office:value-type="string">
            <text:p text:style-name="P33">SaslServer</text:p>
          </table:table-cell>
          <table:table-cell table:style-name="Table1.C2" office:value-type="string">
            <text:p text:style-name="P33">Wykonuje uwierzytelnianie SASL jako serwer</text:p>
          </table:table-cell>
        </table:table-row>
        <table:table-row>
          <table:table-cell table:style-name="Table1.A2" office:value-type="string">
            <text:p text:style-name="P33">org.ietf.jgss</text:p>
          </table:table-cell>
          <table:table-cell table:style-name="Table1.A2" office:value-type="string">
            <text:p text:style-name="P33">GSSContext</text:p>
          </table:table-cell>
          <table:table-cell table:style-name="Table1.C2" office:value-type="string">
            <text:p text:style-name="P33">Hermetyzuje kontekst bezpieczeństwa GSS-API i zapewnia usługi bezpieczeństwa dostępne jako kontekst</text:p>
          </table:table-cell>
        </table:table-row>
      </table:table>
      <text:p text:style-name="Text_20_body"><text:line-break/></text:p>
      <text:p text:style-name="P15">Zabezpieczanie aplikacji webowych</text:p>
      <text:p text:style-name="P8"><text:tab/>Jak wcześniej napisałem do zabezpieczenia aplikacji wykorzystywane są deskryptory wdrożenia lub adnotacje. Jednym z takich plików jest web.xml, w którym możemy wykorzystać już ustalone elementy. Takim elementem jest <text:span text:style-name="T15">security-constraint</text:span><text:span text:style-name="T12">, który służy do określenia praw dostępu dla zasobów przy pomocy mapowania adresu URL. Dla serwletów można użyć adnotacji @</text:span><text:span text:style-name="T15">HttpConstraint</text:span><text:span text:style-name="T12">. </text:span></text:p>
      <text:p text:style-name="P8"><text:span text:style-name="T12">Poniżej przykładowa zawartość </text:span><text:span text:style-name="T15">security-constraint</text:span><text:span text:style-name="T12"> pochodząca z [12]</text:span></text:p>
      <text:p text:style-name="P49">&lt;security-constraint&gt;</text:p>
      <text:p text:style-name="P50"><text:s text:c="4"/><text:span text:style-name="T14">&lt;web-resource-collection&gt;</text:span></text:p>
      <text:p text:style-name="P50"><text:s text:c="8"/><text:span text:style-name="T14">&lt;web-resource-name&gt;wholesale&lt;/web-resource-name&gt;</text:span></text:p>
      <text:p text:style-name="P50"><text:s text:c="8"/><text:span text:style-name="T14">&lt;url-pattern&gt;/company/wholesale/*&lt;/url-pattern&gt;</text:span></text:p>
      <text:p text:style-name="P50"><text:s text:c="4"/><text:span text:style-name="T14">&lt;/web-resource-collection&gt;</text:span></text:p>
      <text:p text:style-name="P50"><text:s text:c="4"/><text:span text:style-name="T14">&lt;auth-constraint&gt;</text:span></text:p>
      <text:p text:style-name="P50"><text:s text:c="8"/><text:span text:style-name="T14">&lt;role-name&gt;PARTNER&lt;/role-name&gt;</text:span></text:p>
      <text:p text:style-name="P50"><text:s text:c="4"/><text:span text:style-name="T14">&lt;/auth-constraint&gt;</text:span></text:p>
      <text:p text:style-name="P50"><text:s text:c="4"/><text:span text:style-name="T14">&lt;user-data-constraint&gt;</text:span></text:p>
      <text:p text:style-name="P50"><text:s text:c="8"/><text:span text:style-name="T14">&lt;transport-guarantee&gt;CONFIDENTIAL&lt;/transport-guarantee&gt;</text:span></text:p>
      <text:p text:style-name="P50"><text:s text:c="4"/><text:span text:style-name="T14">&lt;/user-data-constraint&gt;</text:span></text:p>
      <text:p text:style-name="P51">&lt;/security-constraint&gt;</text:p>
      <text:list xml:id="list918488415" text:style-name="L19">
        <text:list-item>
          <text:p text:style-name="P80"><text:span text:style-name="T9">web-resource-collection</text:span><text:span text:style-name="T3"> – służy do określenia zasobów webowych, które będą miały </text:span><text:soft-page-break/><text:span text:style-name="T3">zdefiniowane ograniczenia</text:span></text:p>
          <text:list>
            <text:list-item>
              <text:p text:style-name="P80"><text:span text:style-name="T9">web-resource-name –</text:span><text:span text:style-name="T3"> określa nazwe zasobu</text:span></text:p>
            </text:list-item>
            <text:list-item>
              <text:p text:style-name="P80"><text:span text:style-name="T9">url-pattern</text:span><text:span text:style-name="T3"> – określa wzorzec dla adresu URL</text:span></text:p>
            </text:list-item>
            <text:list-item>
              <text:p text:style-name="P80"><text:span text:style-name="T9">http-method</text:span><text:span text:style-name="T3"> – określa metody, które mają być chronione</text:span></text:p>
            </text:list-item>
            <text:list-item>
              <text:p text:style-name="P80"><text:span text:style-name="T9">http-method-omission</text:span><text:span text:style-name="T3"> – określa metody, które nie są chronione</text:span></text:p>
            </text:list-item>
          </text:list>
        </text:list-item>
        <text:list-item>
          <text:p text:style-name="P80"><text:span text:style-name="T9">auth-constraint</text:span><text:span text:style-name="T3"> – definiuje ograniczenie autoryzacji</text:span></text:p>
          <text:list>
            <text:list-item>
              <text:p text:style-name="P80"><text:span text:style-name="T9">role-name</text:span><text:span text:style-name="T3"> – nazwa roli</text:span></text:p>
            </text:list-item>
          </text:list>
        </text:list-item>
        <text:list-item>
          <text:p text:style-name="P77"><text:span text:style-name="T10">user-data-constraint</text:span><text:span text:style-name="T3"> – określa sposób ochrony danych podczas transmisji pomiędzy </text:span><text:span text:style-name="T3">klientem i serwerem</text:span></text:p>
          <text:list>
            <text:list-item>
              <text:p text:style-name="P80"><text:span text:style-name="T9">transport-quarantee</text:span><text:span text:style-name="T3"> </text:span></text:p>
              <text:list>
                <text:list-item>
                  <text:p text:style-name="P80"><text:span text:style-name="T9">CONFIDENTIAL –</text:span><text:span text:style-name="T3"> dane nie mogą zostać podejrzane</text:span></text:p>
                </text:list-item>
                <text:list-item>
                  <text:p text:style-name="P80"><text:span text:style-name="T9">INTEGRAL</text:span><text:span text:style-name="T3"> – dane nie mogą zostać zmienione</text:span></text:p>
                </text:list-item>
                <text:list-item>
                  <text:p text:style-name="P80"><text:span text:style-name="T9">NONE –</text:span><text:span text:style-name="T3"> dane mogą być niezabezpieczone</text:span></text:p>
                </text:list-item>
              </text:list>
            </text:list-item>
          </text:list>
        </text:list-item>
      </text:list>
      <text:p text:style-name="P8">JavaEE wpiera następujące mechanizmy uwierzytelenia[12]:</text:p>
      <text:list xml:id="list2114292263" text:style-name="L20">
        <text:list-item>
          <text:p text:style-name="P71">podstawowe uwierzytelnienie HTTP (basic authentication)</text:p>
        </text:list-item>
        <text:list-item>
          <text:p text:style-name="P71">uwierzytelnienie oparte na formularzu(form-based autentication)</text:p>
        </text:list-item>
        <text:list-item>
          <text:p text:style-name="P71">uwierzytelnienie oparte na skrócie(digest authentication)</text:p>
        </text:list-item>
        <text:list-item>
          <text:p text:style-name="P71">uwierzytelnienie klienta(client authentication)</text:p>
        </text:list-item>
        <text:list-item>
          <text:p text:style-name="P71">wzajemne uwierzytelnienie(mutual authentication)</text:p>
        </text:list-item>
      </text:list>
      <text:p text:style-name="P16">Wiecej informacji w [2], [11] i [12]</text:p>
      <text:p text:style-name="P16"/>
      <text:p text:style-name="P15">Dostawcy bezpieczeństwa w Javie</text:p>
      <text:p text:style-name="P8"><text:tab/>Po zainstalowaniu pakietu Javy na komputerze mamy dostarczoną całą infrastrukturę związaną z bezpieczeństwem. Nic nie stoi na przeszkodzie, aby wykorzystać mechanizmy kryptograficzne, które zostały zaimplementowane, bez jakichkolwiek ingerencji w kod. Domyślnie mamy zainstalowanych kilku dostawców bezpieczeństwa tj. Sun, SunJCE, SunJSSE, SunRsaSign. Nic nie stoi na przeszkodzie, aby doinstalować zewnętrznego dostawce bezpieczeństwa jak BouncyCastle czy GNUpg. Gdy wybierzemy jakąś nazwę algorytmu przeszukiwani są zainstalowani dostawcy bezpieczeństwa wg kolejności ustalonej w pliku <text:span text:style-name="T15">java.security.</text:span><text:span text:style-name="T12"> Idea dostawców bezpieczeństwa mówi o mechanizmach i algorytmach. Różne mechanizmy mogą zawierać implementację tych samych algorytmów. Mechanizmy są operacjami jakie może wykonać programista. Wśród dostarczonych mechanizmów można wymienić:</text:span></text:p>
      <text:list xml:id="list1675213281" text:style-name="L21">
        <text:list-item>
          <text:p text:style-name="P70">skróty wiadomości </text:p>
        </text:list-item>
        <text:list-item>
          <text:p text:style-name="P70"><text:soft-page-break/>podpisy cyfrowe</text:p>
        </text:list-item>
        <text:list-item>
          <text:p text:style-name="P70">generatory kluczy symetrycznych i asymetrycznych</text:p>
        </text:list-item>
        <text:list-item>
          <text:p text:style-name="P70">magazyny kluczy</text:p>
        </text:list-item>
        <text:list-item>
          <text:p text:style-name="P70">certyfikaty</text:p>
        </text:list-item>
        <text:list-item>
          <text:p text:style-name="P70">generatory liczb pseudolosowych</text:p>
        </text:list-item>
      </text:list>
      <text:p text:style-name="P16"><text:span text:style-name="T3"><text:tab/>Należy jeszcze wyróżnić dwie klasy </text:span><text:span text:style-name="T10">Security</text:span><text:span text:style-name="T3"> oraz </text:span><text:span text:style-name="T10">Provider</text:span><text:span text:style-name="T3"> składające się na dostawcę bezpieczeństwa. Klasa </text:span><text:span text:style-name="T10">Security </text:span><text:span text:style-name="T3">jest odpowiedzialna za wybór odpowiedniego dostawcy, który implementuje porządany algorytm. Klasa </text:span><text:span text:style-name="T10">Provider</text:span><text:span text:style-name="T3"> jest abstrakcyjną klasą służąca do zarządzania poszczególnymi dostawcami i jej zadaniem jest odwzorowanie danego algorytmu, aby można było go użyć jako klasy. </text:span></text:p>
      <text:p text:style-name="P7"><text:tab/>Co więcej Java pozwala nam implementować własnych dostawców bezpieczeństwa. Należy do tego celu wykorzystać interfejs dostawcy bezpieczeństwa(ang. security provider interfaces SPI), który zawiera abstrakcyjne metody, które należy zaimplementować w tworzonej klasie.</text:p>
      <text:p text:style-name="P16"><text:span text:style-name="T3"><text:tab/>Warto jeszcze dodać, że w Javie jest zaimplementowany menadżer bezpieczeństwa, który pośredniczy pomiędzy API Javy, a programistą. Jego zadaniem jest sprawdzenie praw dostepu do wykonania określonej czynności jaką jest otwarcie pliku do zapisu. Używany jest do sprawdzenia operacji na plikach, jak również do operacjami związanymi z dostępem sieciowym. Także jest </text:span><text:span text:style-name="T3">używany przez klase </text:span><text:span text:style-name="T10">Security</text:span><text:span text:style-name="T3"> podczas dodawania w sposób programowy nowego dostawcy bezpieczeństwa.</text:span></text:p>
      <text:p text:style-name="P7">Wiecej informacji można znaleźć w [5].</text:p>
      <text:p text:style-name="P7"/>
      <text:p text:style-name="P10">Rodzaje ataków</text:p>
      <text:p text:style-name="P4"><text:tab/>W obecnych czasach możemy rozróżnić dosyć sporą liczbę ataków na serwisy internetowe. Po załataniu starych dziur, co jakiś czas można usłyszeć o nowych błedach. Na świecie słynna stała się <text:s/>grupie Anonymous, która potrafi się włamywać na różne systemy rządowe, wykradając ważne dane. Łatwo można zauważyć, że bezpieczeństwo odgrywa bardzo ważną rolę w cyfrowym świecie. Jednak, aby się móc dobrze zabezpieczyć należy się bliżej przyjrzeć obecnym metodom ataków. </text:p>
      <text:p text:style-name="P4"><text:tab/><text:span text:style-name="T30">XSS</text:span>(Cross-site scripting-skrypty międzydomenowe) – polega na dodaniu do atakowanej witryny skryptu, który zostanie wykonany i w ten sposób utworzy dostęp atakującemu. Dany skrypt javascript jest umieszczany jako parametr strony. Jednak receptą na taki atak jest walidacja danych. Należy kontrolować to co wchodzi do aplikacji, aby nasza przegladarka nie wykonała złośliwego kodu.</text:p>
      <text:p text:style-name="P4"><text:tab/><text:span text:style-name="T30">XSRF, CSRF</text:span>(Cross-site request forgery – międzydomenowe fałszerstwo żądań) – atakujacy <text:soft-page-break/>wykorzystuje w tym celu protokół http. Ofiara wykonuję kod atakującego jako własną operację. Przeglądarka analizuję przychodzącą od serwera zawartość strony i pobiera wszystkie elementy potrzebne do jej wyświetlenia np. obrazki, skrypty, pliki css. Jednak przed odebraniem pakietu danych przez klienta serwera, może on zostać zmieniony przez atakującego, który np. wstawi skrypt strony trzeciej w treść obrazka tj. &lt;img src=”skrypt”&gt;</text:p>
      <text:p text:style-name="P4"><text:tab/><text:span text:style-name="T30">SQLInjection</text:span> – atak polega na wykonaniu dołączonego zapytania przez serwer. Serwer ma dostęp do bazy danych i atakujący wiedząc jaka baza danych działa w ramach aplikacji może dołączyć kod, który dany system bazy danych wykona. Atakujący może w ten sposób zyskać uprawnienia do wykonywania bardziej szkodliwych rzeczy. Aby temu zaradzić należy filtrować zmienne, które będą umieszczane w zapytaniu, aby np. przy autoryzacji loginem i hasłem, atakujący nie mógł umiescić „admin --”, bo dla bazy danych postgresql to co po admin bedzie komentarzem i hasło nie będzie brane pod uwagę.</text:p>
      <text:p text:style-name="P4"><text:tab/><text:span text:style-name="T30">Path Travelsal</text:span> – jest to atak, który polega na odczytaniu zawartości plików w systemie, które nie znajdują się w katalogu aplikacji. Takim plikiem może być /etc/passwd, w którym przechowywane są hasła. Atakujący jeżeli uzyska dostęp może wykorzystać np. program John the Ripper, który bez większych problemów odszyfruję zakodowane hasła. Atakujący używa '../' co oznacza katalog nadrzędny i wstrzykuje te znaki do adresu przemieszczając się po drzewie katalogów systemu. </text:p>
      <text:p text:style-name="P4"><text:tab/><text:span text:style-name="T30">Session Hijacking</text:span> – atak polega na przejęciu id sesji użytkownika. Id sesji może być przesyłane w pasku adresu, wtedy atakujący ma ułatwione zadanie, jednak id sesji można zdobyć atakiem XSS gdy jest przechowywane w plikach cookie. W sesji mogą być przechowywane dane autoryzacji użytkownika. </text:p>
      <text:p text:style-name="P4"/>
      <text:p text:style-name="P4"><text:span text:style-name="T30"><text:tab/>DoS</text:span><text:span text:style-name="T30"> (</text:span>Denial of Service<text:span text:style-name="T30">) – </text:span>atak przez zablokowanie usługi. Jest to atak, który może wyrządzić szkodę dużym serwisom i instytujcom, gdyż brak dostępu do tych serwisów powoduje duże straty finansowe. Taki atak może zostać wykonany np. przez SVN flooding polagający na wysyłaniu zapytań otwierających połączenie z serwerem i zaprzestania dalszej komunikacji, wtedy serwer czeka na odpowiedz majac przeznaczony do tego pewien proces. Bardzo duża liczba takich połączeń doprowadzi do wyczerpania zasobów i braku dostępu do serwisu. Nawet gdyby administrator serwera zmniejszych czas oczekiwania przez serwer na odpowiedz to atakujący jest w stanie otwierać wiecej takich połączeń wykorzystując IP Spoffing czyli tworzenie sfałszowanych adresów IP.</text:p>
      <text:p text:style-name="P4"><text:span text:style-name="T30"><text:tab/>DDoS</text:span>(Distributed Denial of Service) – jest to atak podobny do powyższego mający taki sam cel czyli zablokowanie dostępu do usług. Różnica polega na rozproszoności. Atakujący wykorzystuję do tego wiele komputerów nazywanych <text:span text:style-name="T15">zombie</text:span>, które są „zarażone” wirusami i na <text:soft-page-break/>określony sygnał te boty, trojany zalewają ofiarę wielką ilością pakietów.</text:p>
      <text:p text:style-name="P4"/>
      <text:p text:style-name="P6">Atak przez powtórzenie<text:span text:style-name="T28"> – jest to jeden z wielu ataków kryptoanalitycznych, gdzie atakujący uzyskaniu dostępu do systemu podszywając się pod daną tożsamość, będzie w stanie wykorzystać </text:span><text:span text:style-name="T28">wcześniej uzyskaną wiadomość do jej deszyfracji, aby obronić się przed tym atakiem wystarczy dodać informację o czasie powstania, aby system odrzucał stare wiadomości. </text:span></text:p>
      <text:p text:style-name="P4"/>
      <text:p text:style-name="P4"><text:span text:style-name="T30">Dictionary Attack(</text:span>atak słownikowy) – jest to atak polegający na wykorzystaniu specjalnego słownika z danego języka którego używa szyfrujący, gdzie występują najczęściej wykorzystywane hasła oraz ich modyfikacje tj. zmieniona wielkość liter czy hasło zapisane od tyłu, albo dodanie jakichś cyfr. <text:s/>Jest to szybsza wersja aktaku brute force, gdzie zakłada się, że użytkownik nie wykorzystuje jako hasła jakiegoś losowego ciągu znaków. Najczęściej aktakujący dysponuje programem, który korzysta z bazy danych z hasłami. Aby obronić się przed tym atakiem należy nie korzystać z prostych haseł, stanowiących słowa czy imion występujących w rodzinie. Najbezpieczniej jest stosować hasła długie stanowiące losowo wybrany ciąg znaków, który dodatkowo jest zaszyfrowany funkcją skrótu. Atak słownikowy może także być użyty do odszyfrowania haseł zahaszowanych, przez wcześniejsze zahaszowanie słów w bazie danych z hasłami.</text:p>
      <text:p text:style-name="P4"/>
      <text:p text:style-name="P4"><text:span text:style-name="T30">Ataki bocznym kanałem</text:span> – potrzebne są w tym ataku informacje o stosowanym sprzęcie i infrastrukturze sieciowej. Atakujący może wykorzystywać promieniowanie elektromagnetyczne w kablach, promieniowanie jakie emituje monitor. Można także analizować hałas jaki wydaje procesor podczas szyfrowania czy naciskanie klawiszy klawiatury. Uzyskane informacje mogą być pomocne do wybrania innego typu ataku w zależności od znalezionej słabości.</text:p>
      <text:p text:style-name="P4"/>
      <text:p text:style-name="P4"><text:span text:style-name="T30">Man in the Middle</text:span>(atak z pośrednikiem) – atakujący przechwytuje dane przesyłane pomiędzy dwoma użytkownikami. Może również zmieniać treść danych pomiędzy stronami. W przypadku wykorzystywania transmicji szyfrowanej opartej na kluczach atakujący podsuwa swój klucz, aby być nierozpoznanym. Najlepszą ochroną przed tym atakiem są certyfikaty lub ewentualnie chociaż porównania odcisków palca klucza.</text:p>
      <text:p text:style-name="P4"/>
      <text:p text:style-name="P4">Atak Meet in the Middle – polega na jednoczesnym szyfrowaniu tekstu jawnego i deszyfrowaniu kryptogramu wszystkimi kluczami, aby uzyskać pokrycie. Metoda ta znacznie skraca liczbę wykonywanych operacji w porównaniu z atakiem pełnego przeglądu. Dany atak jest połączeniem ataku pełnego przeglądu z kryptoanalizą ze znanym tekstem jawnym i jest stosowany do <text:soft-page-break/>odszyfrowania wiadomości szyfrownych dwukrotnie takim samym algorytmem z róznymi kluczami.</text:p>
      <text:p text:style-name="P4"/>
      <text:p text:style-name="P4"><text:span text:style-name="T30">Atak urodzinowy </text:span>– polega na znalezieniu kolizji dla funkcji haszującej czyli dwóch takich samych <text:s/>wartości dla różnych argumentów. Opiera się na „paradoksie urodzin”. Więcej w [1].</text:p>
      <text:p text:style-name="P4"/>
      <text:p text:style-name="P4"><text:span text:style-name="T30">Atak algorytmiczny</text:span> – kolejny z ataków na algorytmy kryptograficzne, w celu znalezienia słabych punktów od strony teoretycznej algorytmu.</text:p>
      <text:p text:style-name="P4"/>
      <text:p text:style-name="P4">Inne ataki na algorytmy kryptograficzne to np.:</text:p>
      <text:list xml:id="list736063426" text:style-name="L22">
        <text:list-item>
          <text:p text:style-name="P78"><text:span text:style-name="T1">„atak </text:span>poprzez wybrany neutralny tekst zaszyfrowany” [4]</text:p>
        </text:list-item>
        <text:list-item>
          <text:p text:style-name="P78">„adaptacyjny atak poprzez wybrany tekst zaszyfrowany” [4]</text:p>
        </text:list-item>
        <text:list-item>
          <text:p text:style-name="P78">atak z wybranym kluczem</text:p>
        </text:list-item>
        <text:list-item>
          <text:p text:style-name="P78">atak z wybranym szyfrogramem</text:p>
        </text:list-item>
        <text:list-item>
          <text:p text:style-name="P78">atak algebraiczny</text:p>
        </text:list-item>
      </text:list>
      <text:p text:style-name="P16"/>
      <text:p text:style-name="P4"><text:span text:style-name="T31">Atak z wykorzystaniem wirusa </text:span>– celem jest jak największa liczba komputerów zainfekowana jakimś programem, który będzie wykorzystywał jego moc obliczeniową np. do łamania szyfrów czy ataku DoS.</text:p>
      <text:p text:style-name="P4"/>
      <text:p text:style-name="P4"><text:span text:style-name="T30">Kleptografia</text:span> – atak polega na zastasowaniu „tylnych drzwi” co oznacza że producent jakiegoś urządzenia lub twórca jakiegoś algorytmu zapewnia sobie dostęp do potrzebnych danych. Atakujący może np. zainstalować urządzenie pomiędzy procesorem a klawiaturą do przechwycenia tego co użytkownik pisze na klawiaturze.</text:p>
      <text:p text:style-name="P4"/>
      <text:p text:style-name="P4"><text:span text:style-name="T30">Socjotechnika</text:span> – jest to atak oparty na psychologi, ma za zadanie nakłonienie innych osób do przekazania newralgicznych danych.</text:p>
      <text:p text:style-name="P4"/>
      <text:p text:style-name="P4">Wiecej informacji można znaleźć w [1], [4], [6], [9] i [10].</text:p>
      <text:p text:style-name="P4"/>
      <text:p text:style-name="P10">Dokumentacja</text:p>
      <text:p text:style-name="P10"/>
      <text:p text:style-name="P11">Praca jako całość</text:p>
      <text:p text:style-name="P1">W mojej pracy napisałem aplikację webową działającą w chmurze obliczeniowej dodając do niej <text:soft-page-break/>różne metody zabezpieczeń . Aplikacja została napisana w języku Java. Do jej stworzenia wykorzystałem następujące technologie :</text:p>
      <text:list xml:id="list2181879945" text:continue-list="list1182096074" text:style-name="L2">
        <text:list-item>
          <text:p text:style-name="P56">EJB 3.1 (Enterprise Java Beans)</text:p>
        </text:list-item>
        <text:list-item>
          <text:p text:style-name="P56">JPA 2.0 (Java Persistence API)</text:p>
        </text:list-item>
        <text:list-item>
          <text:p text:style-name="P56">Hibernate 4.0.1</text:p>
        </text:list-item>
        <text:list-item>
          <text:p text:style-name="P56">CDI 1.0 (Context and Dependency Injection)</text:p>
        </text:list-item>
        <text:list-item>
          <text:p text:style-name="P56">Seam Framework 3.1.0</text:p>
        </text:list-item>
        <text:list-item>
          <text:p text:style-name="P56">JSF 2.1 (JavaServer Faces)</text:p>
        </text:list-item>
        <text:list-item>
          <text:p text:style-name="P56">Richfaces 4.3.0</text:p>
        </text:list-item>
        <text:list-item>
          <text:p text:style-name="P56">PostgreSQL 9.1.0</text:p>
        </text:list-item>
        <text:list-item>
          <text:p text:style-name="P56">Maven 3.0.4</text:p>
        </text:list-item>
        <text:list-item>
          <text:p text:style-name="P56">Git 1.7.0.4</text:p>
        </text:list-item>
      </text:list>
      <text:p text:style-name="P2"><text:tab/>Narzędziem developeskim w jakim pisałem projekt jest Intellij Idea 12.0.1 z dołączonym pluginem JRebel, który służy do aktualizowania modyfikowanych plików oraz klas projektu dla uruchomionej aplikacji.</text:p>
      <text:p text:style-name="P2"/>
      <text:p text:style-name="P14">Funkcjonalność aplikacji</text:p>
      <text:p text:style-name="P1"><text:tab/>Jaka jest funkcjonalność aplikacji? Aplikacja ma być platformą do wymiany materiałów multimedialnych. Jest przeznaczona dla wykładowców oraz studentów. Aplikacja korzysta z bazy danych PostgreSql. Jest to relacyjna baza danych, natomiast w aplikacji wszystkie tabele są odwzorowane w sposób obiektowy przy pomocy technologii JPA oraz Hibernate. W aplikacji założono, że użytkownikami, którzy będą korzystać z serwisu będą studenci oraz wykładowcy. Encje jakie zostały utworzone w tym celu to:</text:p>
      <text:list xml:id="list1377440217" text:style-name="WW8Num1">
        <text:list-item>
          <text:p text:style-name="P82">Academy</text:p>
        </text:list-item>
        <text:list-item>
          <text:p text:style-name="P82">Specialization</text:p>
        </text:list-item>
        <text:list-item>
          <text:p text:style-name="P82">Group</text:p>
        </text:list-item>
        <text:list-item>
          <text:p text:style-name="P82">Student</text:p>
        </text:list-item>
        <text:list-item>
          <text:p text:style-name="P82">Lecturer</text:p>
        </text:list-item>
        <text:list-item>
          <text:p text:style-name="P82">User</text:p>
        </text:list-item>
        <text:list-item>
          <text:p text:style-name="P82">Address</text:p>
        </text:list-item>
        <text:list-item>
          <text:p text:style-name="P82">File</text:p>
        </text:list-item>
        <text:list-item>
          <text:p text:style-name="P82">FileAccess</text:p>
        </text:list-item>
        <text:list-item>
          <text:p text:style-name="P82">Message</text:p>
        </text:list-item>
        <text:list-item>
          <text:p text:style-name="P82"><text:soft-page-break/>MessageDeleted</text:p>
        </text:list-item>
      </text:list>
      <text:p text:style-name="P4"><text:tab/>Warto odnotować, że encja User nie jest odwzorowana w bazie danych, ponieważ zdefiniowani użytkownicy czyli Student i Lecturer różnią się między sobą, dlatego encja User zawiera pola wspólne dla dwóch typów użytkowników i służy jako klasa bazowa z której dziedziczą encje Student i Lecturer. </text:p>
      <text:p text:style-name="P9">@Entity</text:p>
      <text:p text:style-name="P9">@Inheritance(strategy = InheritanceType.TABLE_PER_CLASS)</text:p>
      <text:p text:style-name="P9">public abstract class User implements Serializable</text:p>
      <text:p text:style-name="P4">Projektując encje zawsze musimy określić jak mają być mapowane na poszczególne tabele w relacyjnej bazie danych. Wystarczy, że w klasie przed jej zdefiniowaniem dodamy adnotacje <text:span text:style-name="T15">@Entity, </text:span>co stanowi informacje dla JPA i Hibernate jak potraktować taką klasę. Dzięki adnotacji <text:span text:style-name="T15">@Inheritance</text:span> możemy określić bardziej zaawansowany typ mapowania wykorzystujący dziedziczenie. W tym przypadku została zastosowana strategia tabela dla klas dziedziczących, ale są ten inne opcje:</text:p>
      <text:list xml:id="list329700541" text:style-name="L23">
        <text:list-item>
          <text:p text:style-name="P83"><text:span text:style-name="T11">InheritanceType.SINGLE_TABLE</text:span><text:span text:style-name="T2"> – mapowana jest tylko klasa bazowa</text:span></text:p>
        </text:list-item>
        <text:list-item>
          <text:p text:style-name="P72">InheritanceType.JOINED<text:span text:style-name="T12"> – mapowane są wszystkie klasy, nawet abstrakcyjna klasa bazowa</text:span></text:p>
        </text:list-item>
        <text:list-item>
          <text:p text:style-name="P72">@MappedSuperClass<text:span text:style-name="T12"> – mapowane są pola z klasy nie będącej encją</text:span></text:p>
          <text:p text:style-name="P88"><text:s/>Od konkretnej sytuacji zależy wybór odpowiedniej metody. Do określenia typów relacji możemy wyróżnić następujące adnotacje:</text:p>
        </text:list-item>
        <text:list-item>
          <text:p text:style-name="P89">@OneToOne</text:p>
        </text:list-item>
        <text:list-item>
          <text:p text:style-name="P89">@OneToMany</text:p>
        </text:list-item>
        <text:list-item>
          <text:p text:style-name="P89">@ManyToOne</text:p>
        </text:list-item>
        <text:list-item>
          <text:p text:style-name="P89">@ManyToMany</text:p>
        </text:list-item>
      </text:list>
      <text:p text:style-name="P52">Można tworzyć relację jedno i dwu-kierunkowe. W przypadku stosowania relacji Wielu do Wielu Hibernate tworzy dodatkową tabele w bazie danych.</text:p>
      <text:p text:style-name="P4">Encja Address, także nie jest odwzorowywana w bazie danych, ale służy jako encja wbudowana w encje Academy oraz User. Oznacza to, że pola z encji będą umieszczone w encjach, w których się znajdują. Zastosowanie:</text:p>
      <text:p text:style-name="P9">@Embedded</text:p>
      <text:p text:style-name="P9"><text:s text:c="4"/>private Address address;</text:p>
      <text:p text:style-name="P4">Warto dodać, że do pozyskiwania odpowiednich danych wykorzystywany jest język EJB QL, a operowanie na encjach w kodzie odbywa się za pomocą EntityManager z pakiety javax.persistence.</text:p>
      <text:p text:style-name="P4"/>
      <text:p text:style-name="P4"><text:tab/>Aplikacja jest platformą do wymiany materiałów edukacyjnych, dlatego posiada daną <text:soft-page-break/>funkcje wraz z zabezpieczeniem. Dany użytkownik może wysłać dowolny plik, który jest szyfrowany i umieszczany w bazie danych. Do tego jest zaimplementowany mechanizm pozwalający na udostępnianie plików wybranym grupom lub pojedyńczym osobom. Dany student może udostępnić plik dla specjalizacji, swojej grupy oraz wybranym tylko osobom ze wszystkich specjalizacji lub wykładowcom. Nie ma ogranicznenia tylko na pojedyńczą osobę, ale użytkownik może dodawać wybrane osoby do listy udostępnionych, którzy będą mieć dostęp.</text:p>
      <text:p text:style-name="P4"><text:tab/>Inną podstawową operacją jaką mogą wykonywać wszyscy użytkownicy jest możliwość wysyłania wiadomości. Wiadomości są podzielone na prywatne oraz grupowe. W kwestii bezpieczeństwa warto dodać, że wiadomości prywatne są zabezpieczone szyfrowaniem. Każdy użytkownik posiada własną skrzynkę odbiorczą oraz nadawczą. Możliwe jest usuwanie wiadomości, także tych grupowych. Jednak ze względu przechowywania ich w tabeli Message, powstała do tego celu dodatkowa tabela MessageDeleted, aby zapisać informację o wiadomości grupowej, której nie należy już wyświetlać użytkownikowi. Wiadomości w skrzynkach wyświetlają się rosnąco wg daty.</text:p>
      <text:p text:style-name="P11">Bezpieczeństwo programowe w aplikacji</text:p>
      <text:p text:style-name="P4"><text:tab/>Do zabezpieczenia ważnych części aplikacji wykorzystuję dostarczonych przez Suna dostawców bezpieczeństwa. Dzięki temu mogę zaszyfrować prywatne pliki oraz wiadomości przesyłane pomiędzy studentami i wykładowcami. Do tego celu napisałem klasę <text:span text:style-name="T15">SecurityGenerator,</text:span> która ma zaimplementowane wybrane mechanizmy bezpieczeństwa. Podstawową funkcjonalność stanowi udostępnianie plików. Każdy użytkownik może wysłać wybrany przez siebie plik edukacyjny, który następnie może udostępnić dla wybranych grup czy osób. Plik, który dany użytkownik wysyła zostaje umieszczony w bazie danych. Jednak zanim zostanie wstawiony do bazy, odbywa się jego szyfrowanie. W bazie danych jest przechowywany nie tylko plik, ale równiez wygenerowany klucz poufny(szyfrowanie symetryczne) za pomocą algorytmu DES oraz wektor inicjujący. W klasie SecurityGenerator zaimplementowałem metode getEncodedDES, która pobiera na wejściu plik do zaszyfrowania oraz klucz poufny, a zwraca zakodowane dane w formacie bajtowym.</text:p>
      <text:p text:style-name="P9">public byte[] getEncodedDES(byte[] input, byte[] key)</text:p>
      <text:p text:style-name="P9"/>
      <text:p text:style-name="P4">Podobnie wygląda deszyfrowanie. W procesie deszyfracji oprócz zakodowanego pliku i klucza poufnego konieczny jest wektor inicjujący, który też uczestniczył w procesie szyfrowania. Metoda zwraca odszyfrowany plik w formacie bajtowym.</text:p>
      <text:p text:style-name="P9">public byte[] getDecodedDES(byte[] input, byte[] key, byte[] iv)</text:p>
      <text:p text:style-name="P9"/>
      <text:p text:style-name="P4">Proces deszyfracji jest wykorzystywany, gdy użytkownik, któremu został udostępniony plik, <text:soft-page-break/>postanowi pobrać plik na swój komputer. Aplikacja zarządza w tym przypadku kiedy szyfrować i odszyfrowywać pliki zgodnie z zaimplementowanym algorytmem. </text:p>
      <text:p text:style-name="P4"><text:tab/>W aplikacji została również zaimplementowana inna metoda szyfrowania, która jest wykorzystywana przy wysyłaniu wiadomości do innych użytkowników korzystających z serwisu. W aplikacji możliwe jest wysyłanie wiadomości grupowych i prywatnych, ale tylko wiadomości prywatne są szyfrowane. Szyfrowanie opiera się na algorytmie RSA(szyfrowanie asynchroniczne), zakładające posiadania kluczy prywatnego i publicznego. Obydwa klucze są przechowywane w bazie danych i za ich zarządzanie odpowiedzialna jest aplikacja. Każdy użytkownik posiada własne klucze. W klasie SecurityGenerator domyślną algorytmem szyfrowania jest RSA. Jako parametry wejściowe przyjmuje tekst w postaci bajtowej do zaszyfrowania oraz klucz publiczny użytkownika do którego jest wysyłana wiadomość. Wynikiem jest zaszyfrowana wartość tekstu w postaci bajtowej.Metoda szyfrująca dane ma postać:</text:p>
      <text:p text:style-name="P9">public byte[] getEncoded(byte[] text, byte[] key)</text:p>
      <text:p text:style-name="P4"/>
      <text:p text:style-name="P4">Podczas odczytywania wiadomości prywatnej przez odbiorcę, wcześniej jest ona odszyfrowywana przy pomocy klucza prywatnego odbiorcy. Wiadomość w bazie danych jest przechowywana w postaci bajtowej zamiast tekstowej, aby nie wykonywać nie potrzebnie dodatkowej konwersji. Metody szyfrujące z pakietu bezpieczeństwa właśnie jako parametr źródłowy przyjmują zmienną bajtową, dlatego w taki sposób przechowuje dane w bazie. </text:p>
      <text:p text:style-name="P9">public byte[] getDecoded(byte[] text, byte[] key)</text:p>
      <text:p text:style-name="P4"/>
      <text:p text:style-name="P4"><text:tab/>Innym bardzo ważnym zabezpieczeniem jest hasło użytkownika. W tym przypadku zdecydowałem się na pakiet od Apache Commons <text:span text:style-name="T15">org.apache.commons.codec.digest.DigestUtils</text:span>, który ma większe możliwości od standardowej funkcji haszującej od Suna. Używam haszowania w prosty sposób: <text:span text:style-name="T15">DigestUtils.sha256Hex("haslo")</text:span>, jako parametr można podać wartość tekstową. Jednak przy stosowaniu tego sposobu, należy pamietać, że hasło musi mieć odpowiednią długość i najlepiej losowe znaki, zamiast słów. </text:p>
      <text:p text:style-name="P4"><text:tab/>W mojej aplikacji każdy użytkownik może zmienić swoje hasło, dlatego trzeba zadbać, aby podstawowe założenia co do hasła były przestrzegane. Dlatego dla wpisywanego nowego hasła używam walidatora, który dba, aby użytkownik przestrzegał zasad. W kodzie ma to postać:</text:p>
      <text:p text:style-name="P9">&lt;f:validateLength minimum="16"/&gt;</text:p>
      <text:p text:style-name="P9">&lt;f:validateRegex pattern="(?=.*[A-Z])(?=.*[a-z])(?=.*\d)(?!.*\\s)(?=.*[@#$%/-_.]).{16,30}"/&gt;</text:p>
      <text:p text:style-name="P4">Hasło musi:</text:p>
      <text:list xml:id="list965560647" text:style-name="L24">
        <text:list-item>
          <text:p text:style-name="P68">zawierać przynajmniej jedną dużą literę</text:p>
        </text:list-item>
        <text:list-item>
          <text:p text:style-name="P68">zawierać przynajmniej jedną małą literę</text:p>
        </text:list-item>
        <text:list-item>
          <text:p text:style-name="P68"><text:soft-page-break/>zawierać przynajmniej jedną cyfrę</text:p>
        </text:list-item>
        <text:list-item>
          <text:p text:style-name="P68">nie posiadać żadnych spacji</text:p>
        </text:list-item>
        <text:list-item>
          <text:p text:style-name="P68">posiadać przynajmniej jeden z podanych znaków specjalnych</text:p>
        </text:list-item>
        <text:list-item>
          <text:p text:style-name="P68">być w przedziale od 16 do 30 znaków</text:p>
        </text:list-item>
      </text:list>
      <text:p text:style-name="P4">Spełnienie tych warunków powinno zapewnić bezpieczeństwo na odpowiednim poziomie.</text:p>
      <text:p text:style-name="P4"/>
      <text:p text:style-name="P11">Bezpieczeństwo bazy danych</text:p>
      <text:p text:style-name="P4"><text:tab/>Do uzyskania bezpieczeństwa przy korzystaniu z baz danych wykorzystać można certyfikaty. Z racji, że aplikacja działa w chmurze, i do jej utworzenia jest potrzebna redundancja przy korzystaniu z bazy danych, wykorzystałem do tego celu darmowe narzędzie tj. Pgtool-II. Pgtool służy do replikacji podłączonych baz danych, zarządzania pulą połączeń, wykrywana awarii, pozwala na odzyskiwanie danych. Za pomocą serwera pgpool można zabezpieczyć transmisje stosując szyfrowanie ssl. Cała konfiguracja serwera pgpool znajduję się w pliku pgpool.conf.</text:p>
      <text:p text:style-name="P11">Bezpieczeństwo od strony użytych frameworków</text:p>
      <text:p text:style-name="P4">Korzystanie z gotowych rozwiązań jakimi są frameworki pozwala na przyspieszenie prac związanych z tworzeniem oprogramowania. Nie ma potrzeby pisania rzeczy, które już istnieją, a także pozwala to na szybszy postęp technologiczny. W mojej aplikacji do zabezpieczeń wykorzystałem Seam Framework. Przy jego pomocy przeprowadzam autoryzacje. </text:p>
      <text:p text:style-name="P4"/>
      <text:p text:style-name="P11">Serwer JBOSS</text:p>
      <text:p text:style-name="P69"><text:span text:style-name="T34">Serwer JBoss jest serwerem w pełni implementującym usługi J2EE. Utrzymywany jest aktualnie przez firmę RedHat. Serwer działą na licencji </text:span><text:span text:style-name="T21">GNU Lesser General Public License</text:span><text:span text:style-name="T20">, co pozwala na korzystanie z niego bez ponoszenia jakichkolwiek opłat, nawet w przypadku korzystania z niego w zastosowaniach komercyjnych. Warto dodać, że JBoss został napisany w całości w języku Java. JBoss implementuje następujące usługi J2EE:</text:span></text:p>
      <text:list xml:id="list594919860" text:style-name="L26">
        <text:list-item>
          <text:p text:style-name="P84"><text:span text:style-name="T19">EJB(Enterprise JavaBeans)</text:span></text:p>
        </text:list-item>
        <text:list-item>
          <text:p text:style-name="P84"><text:span text:style-name="T19">JPA(Java Persistence API)</text:span></text:p>
        </text:list-item>
        <text:list-item>
          <text:p text:style-name="P84"><text:span text:style-name="T19">JMS(Java Message Service)</text:span></text:p>
        </text:list-item>
        <text:list-item>
          <text:p text:style-name="P84"><text:span text:style-name="T19">JTS / JTA(Java Transaction Service / Java Transaction API)</text:span></text:p>
        </text:list-item>
        <text:list-item>
          <text:p text:style-name="P84"><text:span text:style-name="T19">JSP(JavaServer Pages i serwlety)</text:span></text:p>
        </text:list-item>
        <text:list-item>
          <text:p text:style-name="P84"><text:span text:style-name="T19">JNDI(Java Naming and Directory Interface)</text:span></text:p>
        </text:list-item>
      </text:list>
      <text:p text:style-name="P1"><text:span text:style-name="T19"/></text:p>
      <text:p text:style-name="P1"><text:span text:style-name="T19">Serwer oferuje też zaawansowane mechanizmy takie jak </text:span></text:p>
      <text:list xml:id="list1053958705" text:style-name="L27">
        <text:list-item>
          <text:p text:style-name="P85"><text:soft-page-break/><text:span text:style-name="T19">podział na klastry</text:span></text:p>
        </text:list-item>
        <text:list-item>
          <text:p text:style-name="P85"><text:span text:style-name="T19">rozszerzenia JMX</text:span></text:p>
        </text:list-item>
        <text:list-item>
          <text:p text:style-name="P85"><text:span text:style-name="T19">usługi WebServices</text:span></text:p>
        </text:list-item>
        <text:list-item>
          <text:p text:style-name="P85"><text:span text:style-name="T19">integracja z protokołem Internet-ORB Protocol (IIOP)</text:span></text:p>
        </text:list-item>
      </text:list>
      <text:p text:style-name="P69"><text:span text:style-name="T20"/></text:p>
      <text:p text:style-name="P69"><text:span text:style-name="T20"><text:s/>Możliwe są dwa tryby uruchomienia serwera: </text:span></text:p>
      <text:list xml:id="list2142474175" text:style-name="L25">
        <text:list-item>
          <text:p text:style-name="P87">standalone</text:p>
        </text:list-item>
        <text:list-item>
          <text:p text:style-name="P87">domain</text:p>
        </text:list-item>
      </text:list>
      <text:p text:style-name="P86">Tryb standalone jest przewidziany do wykorzystania w trybie </text:p>
      <text:p text:style-name="P21">BIBLIOGRAFIA</text:p>
      <text:p text:style-name="P22"/>
      <text:p text:style-name="P4">[1] M.Karbowski: <text:span text:style-name="T15">Podstawy kryptografii. Wydanie II.</text:span></text:p>
      <text:p text:style-name="P24">Wydawnictwo Helion, 2008.</text:p>
      <text:p text:style-name="P24"/>
      <text:p text:style-name="P31">[2] E.Jendrock, I.Evans, D.Gollapudi, K.Haase, C.Srivathsa: </text:p>
      <text:p text:style-name="P44">Java EE 6 PRZEWODNIK WYDANIE IV</text:p>
      <text:p text:style-name="P24">Wydawnictwo Helion, 2012.</text:p>
      <text:p text:style-name="P24"/>
      <text:p text:style-name="P31">[3] M.Zalewski: <text:span text:style-name="T15">Splątana sieć. Przewodnik po bezpieczeństwie nowoczesnych aplikacji WWW.</text:span></text:p>
      <text:p text:style-name="P45"><text:bookmark-start text:name="__DdeLink__1347_1020332448"/>Wydawnictwo Helion, 2012.<text:bookmark-end text:name="__DdeLink__1347_1020332448"/></text:p>
      <text:p text:style-name="P45"/>
      <text:p text:style-name="P31">[4] J.Stokłosa, T.Bilski, T.Pankowski: <text:span text:style-name="T15">Bezpieczeństwo danych w systemach informatycznych.</text:span></text:p>
      <text:p text:style-name="P37">Wydawnictwo Naukowe PWN, Warszawa – Poznań 2001.</text:p>
      <text:p text:style-name="P37"/>
      <text:p text:style-name="P31">[5] S.Oaks: <text:span text:style-name="T15">Java a bezpieczeństwo</text:span></text:p>
      <text:p text:style-name="P40">Wydawnictwo RM, Warszawa 2002.</text:p>
      <text:p text:style-name="P40"/>
      <text:p text:style-name="P31">[6] J.Erickson: <text:span text:style-name="T15">Hacking. Sztuka penetracji.</text:span></text:p>
      <text:p text:style-name="P24">Wydawnictwo Helion, 2004.</text:p>
      <text:p text:style-name="P24"/>
      <text:p text:style-name="P31">[7] S.Liu: <text:span text:style-name="T15">Practical Secure Socket Layer – Basic &amp; Practical.</text:span></text:p>
      <text:p text:style-name="P23"><text:a xlink:type="simple" xlink:href="http://progtutorials.tripod.com/SSL.htm"><text:span text:style-name="T33">http://progtutorials.tripod.com/SSL.htm</text:span></text:a><text:span text:style-name="T33"> Feb.2004</text:span></text:p>
      <text:p text:style-name="P24"/>
      <text:p text:style-name="P32"><text:span text:style-name="T4">[8] G.King, P.Muir, Dan Allen, David Allen: </text:span><text:bookmark text:name="d0e1"/><text:span text:style-name="T16">Weld - JSR-299 Reference Implementation</text:span></text:p>
      <text:p text:style-name="P25"><text:soft-page-break/><text:a xlink:type="simple" xlink:href="http://docs.jboss.org/weld/reference/2.0.0.Beta2/en-US/html_single"><text:span text:style-name="T33">http://docs.jboss.org/weld/reference/2.0.0.Beta2/en-US/html_single</text:span></text:a><text:span text:style-name="T33"> </text:span></text:p>
      <text:p text:style-name="P29"/>
      <text:p text:style-name="P26"><text:span text:style-name="T22">[9] P.Czumaj: </text:span><text:span text:style-name="T23">Siedem nagroźniejszych ataków na serwisy www</text:span></text:p>
      <text:p text:style-name="P36"><text:a xlink:type="simple" xlink:href="http://webhosting.pl/Siedem.najgrozniejszych.atakow.na.serwisy.WWW">http://webhosting.pl/Siedem.najgrozniejszych.atakow.na.serwisy.WWW</text:a><text:span text:style-name="T22"> 08.2007</text:span></text:p>
      <text:p text:style-name="P38"/>
      <text:p text:style-name="P27"><text:span text:style-name="T29">[10] P.Krawaczyński, D.Zelek: </text:span><text:span text:style-name="T24">Rodzaje i klasyfikacja włamań oraz ataków internetowych</text:span></text:p>
      <text:p text:style-name="P39"><text:a xlink:type="simple" xlink:href="http://hackme.pl/articles.html?article_id=247"><text:span text:style-name="T27">http://hackme.pl/articles.html?article_id=247</text:span></text:a></text:p>
      <text:p text:style-name="P41"/>
      <text:p text:style-name="P30">[11] Oracle : Java SE Documentation, 1993-2011</text:p>
      <text:p text:style-name="P42"><text:a xlink:type="simple" xlink:href="http://docs.oracle.com/javase/6/docs/technotes/guides/security/overview/jsoverview.html"><text:span text:style-name="T27">http://docs.oracle.com/javase/6/docs/technotes/guides/security/overview/jsoverview.html</text:span></text:a><text:span text:style-name="T27"> </text:span></text:p>
      <text:p text:style-name="P43"/>
      <text:p text:style-name="P27"><text:span text:style-name="T26">[12] Oracle : </text:span><text:span text:style-name="T26">The Java EE 6 Tutorial</text:span><text:span text:style-name="T26">, 2013</text:span></text:p>
      <text:p text:style-name="P53"><text:a xlink:type="simple" xlink:href="http://docs.oracle.com/javaee/6/tutorial/doc/gkbaa.html#bncbk"><text:span text:style-name="T27">http://docs.oracle.com/javaee/6/tutorial/doc/gkbaa.html#bncbk</text:span></text:a></text:p>
      <text:p text:style-name="P54"/>
      <text:p text:style-name="P28"><text:span text:style-name="T27">[13] B.Burke, R.Monson-Haefel: </text:span><text:span text:style-name="T25">Enterprise JavaBeans 3.0</text:span></text:p>
      <text:p text:style-name="P46">Wydawnictwo Helion, 20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ans-serif" svg:font-family="sans-serif"/>
    <style:font-face style:name="Courier New" svg:font-family="'Courier New'" style:font-family-generic="modern"/>
    <style:font-face style:name="Andale Mono" svg:font-family="'Andale Mono'" style:font-pitch="fixed"/>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5-09T18:52:18</meta:creation-date>
    <dc:date>2013-06-05T17:17:14</dc:date>
    <meta:editing-duration>PT121H40M23S</meta:editing-duration>
    <meta:editing-cycles>196</meta:editing-cycles>
    <meta:generator>OpenOffice.org/3.2$Linux OpenOffice.org_project/320m12$Build-9483</meta:generator>
    <meta:document-statistic meta:table-count="1" meta:image-count="0" meta:object-count="0" meta:page-count="27" meta:paragraph-count="465" meta:word-count="6788" meta:character-count="51521"/>
  </office:meta>
</office:document-meta>
</file>